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6" style:family="paragraph" style:parent-style-name="Standard">
      <style:text-properties officeooo:paragraph-rsid="0c8364eb"/>
    </style:style>
    <style:style style:name="P27" style:family="paragraph" style:parent-style-name="Standard">
      <style:text-properties officeooo:paragraph-rsid="0c851cf6"/>
    </style:style>
    <style:style style:name="P28" style:family="paragraph" style:parent-style-name="Standard">
      <style:text-properties officeooo:paragraph-rsid="0c8b5238"/>
    </style:style>
    <style:style style:name="P29" style:family="paragraph" style:parent-style-name="Standard">
      <style:text-properties officeooo:paragraph-rsid="0b0ddd8e"/>
    </style:style>
    <style:style style:name="P30" style:family="paragraph" style:parent-style-name="Standard">
      <style:text-properties officeooo:paragraph-rsid="0ca56a54"/>
    </style:style>
    <style:style style:name="P31" style:family="paragraph" style:parent-style-name="Standard">
      <style:text-properties officeooo:paragraph-rsid="0ca5faa5"/>
    </style:style>
    <style:style style:name="P32" style:family="paragraph" style:parent-style-name="Standard">
      <style:text-properties officeooo:paragraph-rsid="0ca6ddb9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0a1fd"/>
    </style:style>
    <style:style style:name="P37" style:family="paragraph" style:parent-style-name="Standard">
      <style:text-properties officeooo:paragraph-rsid="0cb27039"/>
    </style:style>
    <style:style style:name="P38" style:family="paragraph" style:parent-style-name="Standard">
      <style:text-properties officeooo:paragraph-rsid="0cb38183"/>
    </style:style>
    <style:style style:name="P39" style:family="paragraph" style:parent-style-name="Standard">
      <style:text-properties officeooo:paragraph-rsid="0cb428e8"/>
    </style:style>
    <style:style style:name="P40" style:family="paragraph" style:parent-style-name="Standard">
      <style:text-properties officeooo:paragraph-rsid="0cb627b6"/>
    </style:style>
    <style:style style:name="P41" style:family="paragraph" style:parent-style-name="Standard">
      <style:text-properties officeooo:paragraph-rsid="0a0f8417"/>
    </style:style>
    <style:style style:name="P42" style:family="paragraph" style:parent-style-name="Standard">
      <style:text-properties officeooo:paragraph-rsid="0cbe2b6f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ce45be1"/>
    </style:style>
    <style:style style:name="P48" style:family="paragraph" style:parent-style-name="Standard">
      <style:text-properties officeooo:paragraph-rsid="0ce58c9e"/>
    </style:style>
    <style:style style:name="P49" style:family="paragraph" style:parent-style-name="Standard">
      <style:text-properties officeooo:paragraph-rsid="0cec0708"/>
    </style:style>
    <style:style style:name="P50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1" style:family="paragraph" style:parent-style-name="Standard">
      <style:text-properties officeooo:paragraph-rsid="0d0f14ca"/>
    </style:style>
    <style:style style:name="P52" style:family="paragraph" style:parent-style-name="Standard">
      <style:text-properties officeooo:paragraph-rsid="0d13f73f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d1be4a7"/>
    </style:style>
    <style:style style:name="P56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7" style:family="paragraph" style:parent-style-name="Standard">
      <style:text-properties officeooo:paragraph-rsid="0d2e61eb"/>
    </style:style>
    <style:style style:name="P58" style:family="paragraph" style:parent-style-name="Standard">
      <style:text-properties officeooo:paragraph-rsid="0d70ffa9"/>
    </style:style>
    <style:style style:name="P59" style:family="paragraph" style:parent-style-name="Standard">
      <style:text-properties officeooo:paragraph-rsid="0d72da1f"/>
    </style:style>
    <style:style style:name="P60" style:family="paragraph" style:parent-style-name="Standard">
      <style:text-properties officeooo:paragraph-rsid="0d73904e"/>
    </style:style>
    <style:style style:name="P61" style:family="paragraph" style:parent-style-name="Standard">
      <style:text-properties officeooo:paragraph-rsid="0d79dd43"/>
    </style:style>
    <style:style style:name="P62" style:family="paragraph" style:parent-style-name="Standard">
      <style:text-properties officeooo:paragraph-rsid="0d7f6268"/>
    </style:style>
    <style:style style:name="P63" style:family="paragraph" style:parent-style-name="Standard">
      <style:text-properties officeooo:rsid="0d7f6268" officeooo:paragraph-rsid="0d7f6268"/>
    </style:style>
    <style:style style:name="P64" style:family="paragraph" style:parent-style-name="Standard">
      <style:text-properties officeooo:paragraph-rsid="0d804757"/>
    </style:style>
    <style:style style:name="P65" style:family="paragraph" style:parent-style-name="Standard">
      <style:text-properties officeooo:paragraph-rsid="0d86ce16"/>
    </style:style>
    <style:style style:name="P66" style:family="paragraph" style:parent-style-name="Standard">
      <style:text-properties officeooo:paragraph-rsid="0d9299c7"/>
    </style:style>
    <style:style style:name="P67" style:family="paragraph" style:parent-style-name="Standard">
      <style:text-properties officeooo:rsid="0d947706" officeooo:paragraph-rsid="0d947706"/>
    </style:style>
    <style:style style:name="P68" style:family="paragraph" style:parent-style-name="Standard">
      <style:text-properties officeooo:paragraph-rsid="0d947706"/>
    </style:style>
    <style:style style:name="P69" style:family="paragraph" style:parent-style-name="Standard">
      <style:text-properties officeooo:paragraph-rsid="0d96845d"/>
    </style:style>
    <style:style style:name="P70" style:family="paragraph" style:parent-style-name="Footnote">
      <style:text-properties officeooo:paragraph-rsid="04473353"/>
    </style:style>
    <style:style style:name="P71" style:family="paragraph" style:parent-style-name="Footnote">
      <style:text-properties officeooo:paragraph-rsid="0bf8351d"/>
    </style:style>
    <style:style style:name="P72" style:family="paragraph" style:parent-style-name="Footnote">
      <style:text-properties officeooo:paragraph-rsid="0cf7e116"/>
    </style:style>
    <style:style style:name="P73" style:family="paragraph" style:parent-style-name="Footnote">
      <style:text-properties officeooo:paragraph-rsid="0cfb8404"/>
    </style:style>
    <style:style style:name="P74" style:family="paragraph" style:parent-style-name="Footnote">
      <style:text-properties officeooo:paragraph-rsid="0d2b38cd"/>
    </style:style>
    <style:style style:name="P75" style:family="paragraph" style:parent-style-name="Footnote">
      <style:text-properties officeooo:paragraph-rsid="0d87a9cd"/>
    </style:style>
    <style:style style:name="P76" style:family="paragraph" style:parent-style-name="Footnote">
      <style:text-properties officeooo:paragraph-rsid="0d898ef6"/>
    </style:style>
    <style:style style:name="P7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8" style:family="paragraph" style:parent-style-name="Footnote">
      <style:text-properties officeooo:rsid="043ccc66" officeooo:paragraph-rsid="0d9d9794"/>
    </style:style>
    <style:style style:name="P79" style:family="paragraph" style:parent-style-name="Footnote">
      <style:text-properties officeooo:rsid="043ccc66" officeooo:paragraph-rsid="0d9de831"/>
    </style:style>
    <style:style style:name="P8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9157c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94e6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1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92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93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94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9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6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b854225" fo:background-color="transparent" loext:char-shading-value="0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56881fd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92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93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94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1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2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7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8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9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0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1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32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33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34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35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36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37" style:family="text">
      <style:text-properties fo:color="#000000" style:font-name="Ubuntu1" fo:font-size="12pt" style:font-size-asian="12pt" style:font-size-complex="12pt"/>
    </style:style>
    <style:style style:name="T338" style:family="text">
      <style:text-properties fo:color="#000000" style:font-name="Ubuntu1" fo:font-size="12pt" officeooo:rsid="004804ae" style:font-size-asian="12pt" style:font-size-complex="12pt"/>
    </style:style>
    <style:style style:name="T339" style:family="text">
      <style:text-properties fo:color="#000000" style:font-name="Ubuntu1" fo:font-size="12pt" officeooo:rsid="0bac438a" style:font-size-asian="12pt" style:font-size-complex="12pt"/>
    </style:style>
    <style:style style:name="T340" style:family="text">
      <style:text-properties fo:color="#000000" style:text-underline-style="none" officeooo:rsid="0588721b" style:font-size-asian="12pt" style:font-size-complex="12pt"/>
    </style:style>
    <style:style style:name="T341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2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3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style:font-name="Ubuntu" fo:font-size="10pt" fo:language="nl" fo:country="NL" officeooo:rsid="0d8d36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style:font-name="Ubuntu" fo:font-size="10pt" fo:language="nl" fo:country="NL" officeooo:rsid="0e4d9d6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style:font-name="Ubuntu" fo:font-size="10pt" fo:language="nl" fo:country="NL" officeooo:rsid="0d9d315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2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53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54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76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77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78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79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80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81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82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83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84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85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86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87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88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89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90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91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92" style:family="text">
      <style:text-properties style:use-window-font-color="true"/>
    </style:style>
    <style:style style:name="T393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7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8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9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style:font-name="Ubuntu1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5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6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7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8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2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3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24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25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26" style:family="text">
      <style:text-properties style:use-window-font-color="true" officeooo:rsid="047da547"/>
    </style:style>
    <style:style style:name="T427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9" style:family="text">
      <style:text-properties officeooo:rsid="047fb57c"/>
    </style:style>
    <style:style style:name="T430" style:family="text">
      <style:text-properties officeooo:rsid="047da547"/>
    </style:style>
    <style:style style:name="T431" style:family="text">
      <style:text-properties officeooo:rsid="01657261" style:font-size-asian="12pt" style:font-size-complex="12pt"/>
    </style:style>
    <style:style style:name="T432" style:family="text">
      <style:text-properties officeooo:rsid="00bddfbe" style:font-size-asian="12pt" style:font-size-complex="12pt"/>
    </style:style>
    <style:style style:name="T433" style:family="text">
      <style:text-properties officeooo:rsid="04473353"/>
    </style:style>
    <style:style style:name="T434" style:family="text">
      <style:text-properties fo:font-weight="normal" style:font-weight-asian="normal" style:font-weight-complex="normal"/>
    </style:style>
    <style:style style:name="T435" style:family="text">
      <style:text-properties fo:font-weight="normal" officeooo:rsid="0d53468e" style:font-weight-asian="normal" style:font-weight-complex="normal"/>
    </style:style>
    <style:style style:name="T436" style:family="text">
      <style:text-properties officeooo:rsid="06049971"/>
    </style:style>
    <style:style style:name="T437" style:family="text">
      <style:text-properties fo:font-weight="bold" officeooo:rsid="06049971" style:font-weight-asian="bold" style:font-weight-complex="bold"/>
    </style:style>
    <style:style style:name="T438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9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0" style:family="text">
      <style:text-properties officeooo:rsid="050aa1f1"/>
    </style:style>
    <style:style style:name="T441" style:family="text">
      <style:text-properties officeooo:rsid="05903285"/>
    </style:style>
    <style:style style:name="T442" style:family="text">
      <style:text-properties officeooo:rsid="0594b105"/>
    </style:style>
    <style:style style:name="T443" style:family="text">
      <style:text-properties officeooo:rsid="0a6f0a69"/>
    </style:style>
    <style:style style:name="T444" style:family="text">
      <style:text-properties officeooo:rsid="0aace3cd"/>
    </style:style>
    <style:style style:name="T445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46" style:family="text">
      <style:text-properties fo:font-size="10pt" officeooo:rsid="06049971" style:font-size-asian="10pt" style:font-size-complex="10pt"/>
    </style:style>
    <style:style style:name="T447" style:family="text">
      <style:text-properties fo:font-size="10pt" officeooo:rsid="0d5b05c5" style:font-size-asian="10pt" style:font-style-asian="italic" style:font-size-complex="10pt" style:font-style-complex="italic"/>
    </style:style>
    <style:style style:name="T448" style:family="text">
      <style:text-properties fo:font-size="10pt" officeooo:rsid="06049971" style:font-size-asian="10pt" style:font-style-asian="italic" style:font-size-complex="10pt" style:font-style-complex="italic"/>
    </style:style>
    <style:style style:name="T449" style:family="text">
      <style:text-properties fo:font-size="10pt" fo:language="nl" fo:country="NL" officeooo:rsid="0d5b05c5" style:font-size-asian="10pt" style:language-asian="nl" style:country-asian="NL" style:font-style-asian="italic" style:font-weight-asian="normal" style:font-size-complex="10pt" style:language-complex="nl" style:country-complex="NL" style:font-style-complex="italic" style:font-weight-complex="normal"/>
    </style:style>
    <style:style style:name="T450" style:family="text">
      <style:text-properties fo:font-size="10pt" fo:language="nl" fo:country="NL" officeooo:rsid="06049971" style:font-size-asian="10pt" style:language-asian="nl" style:country-asian="NL" style:font-style-asian="italic" style:font-weight-asian="normal" style:font-size-complex="10pt" style:language-complex="nl" style:country-complex="NL" style:font-style-complex="italic" style:font-weight-complex="normal"/>
    </style:style>
    <style:style style:name="T451" style:family="text">
      <style:text-properties officeooo:rsid="0b952edb"/>
    </style:style>
    <style:style style:name="T452" style:family="text">
      <style:text-properties fo:font-size="8pt" style:font-size-asian="8pt" style:font-size-complex="8pt" loext:padding="0.049cm" loext:border="0.31pt solid #000000"/>
    </style:style>
    <style:style style:name="T453" style:family="text">
      <style:text-properties officeooo:rsid="0394a435"/>
    </style:style>
    <style:style style:name="T454" style:family="text">
      <style:text-properties officeooo:rsid="0be4091b"/>
    </style:style>
    <style:style style:name="T455" style:family="text">
      <style:text-properties officeooo:rsid="0bf888a9"/>
    </style:style>
    <style:style style:name="T456" style:family="text">
      <style:text-properties officeooo:rsid="0cf7e116"/>
    </style:style>
    <style:style style:name="T457" style:family="text">
      <style:text-properties officeooo:rsid="0d1ec96e"/>
    </style:style>
    <style:style style:name="T458" style:family="text">
      <style:text-properties officeooo:rsid="0d52ea33"/>
    </style:style>
    <style:style style:name="T459" style:family="text">
      <style:text-properties style:text-position="super 58%"/>
    </style:style>
    <style:style style:name="T460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61" style:family="text">
      <style:text-properties style:text-position="super 58%" fo:font-size="10pt" fo:language="nl" fo:country="NL" officeooo:rsid="0d5b05c5" style:font-size-asian="10pt" style:language-asian="nl" style:country-asian="NL" style:font-style-asian="italic" style:font-weight-asian="normal" style:font-size-complex="10pt" style:language-complex="nl" style:country-complex="NL" style:font-style-complex="italic" style:font-weight-complex="normal"/>
    </style:style>
    <style:style style:name="T462" style:family="text">
      <style:text-properties style:text-position="super 58%" fo:font-size="13pt" fo:language="nl" fo:country="NL" officeooo:rsid="0d5b05c5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63" style:family="text">
      <style:text-properties officeooo:rsid="0e425964"/>
    </style:style>
    <style:style style:name="T464" style:family="text">
      <style:text-properties officeooo:rsid="0d8f970c"/>
    </style:style>
    <style:style style:name="T465" style:family="text">
      <style:text-properties fo:font-size="13pt" fo:language="nl" fo:country="NL" officeooo:rsid="0d5b05c5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66" style:family="text">
      <style:text-properties fo:font-size="13pt" fo:language="nl" fo:country="NL" officeooo:rsid="06049971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67" style:family="text">
      <style:text-properties officeooo:rsid="0e4d9d66"/>
    </style:style>
    <style:style style:name="T468" style:family="text">
      <style:text-properties officeooo:rsid="0d9d3156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2" form:id="control4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3" form:id="control4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4" form:id="control4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5" form:id="control4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<text:span text:style-name="Strong_20_Emphasis"><text:span text:style-name="T303">C</text:span></text:span><text:span text:style-name="Strong_20_Emphasis"><text:span text:style-name="T298">hecklist voor </text:span></text:span><text:span text:style-name="Strong_20_Emphasis"><text:span text:style-name="T308">de installatie</text:span></text:span><text:span text:style-name="Strong_20_Emphasis"><text:span text:style-name="T298"> van </text:span></text:span><text:reference-mark-start text:name="Distributie"/><text:span text:style-name="Strong_20_Emphasis"><text:span text:style-name="T301">Ubuntu</text:span></text:span><text:reference-mark-end text:name="Distributie"/><text:span text:style-name="Strong_20_Emphasis"><text:span text:style-name="T301"> </text:span></text:span><text:reference-mark-start text:name="Versie"/><text:span text:style-name="Strong_20_Emphasis"><text:span text:style-name="T307">20</text:span></text:span><text:span text:style-name="Strong_20_Emphasis"><text:span text:style-name="T306">.04</text:span></text:span><text:reference-mark-end text:name="Versie"/><text:span text:style-name="Strong_20_Emphasis"><text:span text:style-name="T299"> </text:span></text:span><text:span text:style-name="Strong_20_Emphasis"><text:span text:style-name="T312">LTS</text:span></text:span><text:span text:style-name="Strong_20_Emphasis"><text:span text:style-name="T299"><text:note text:id="ftn1" text:note-class="footnote"><text:note-citation>1</text:note-citation><text:note-body><text:p text:style-name="P71"><text:span text:style-name="T453">Deze versie </text:span><text:span text:style-name="T454">20.04 </text:span><text:span text:style-name="T453">heeft codenaam Focal Fossa (focal) en is een zogenaamde LTS-versie (Long-Term Support, langetermijnondersteuning). <text:s/>Een LTS-versie verschijnt iedere twee jaar </text:span><text:span text:style-name="T458">in </text:span><text:span text:style-name="T453">april (deze in april 2020) en wordt vanaf vrijgave </text:span><text:span text:style-name="T347">vijf</text:span><text:span text:style-name="T453"> jaar ondersteund</text:span><text:span text:style-name="T443"> </text:span><text:span text:style-name="T453">(</text:span><text:span text:style-name="T455">updates </text:span><text:span text:style-name="T453">tot april 2025</text:span><text:span text:style-name="T443">)</text:span><text:span text:style-name="T453">.</text:span></text:p></text:note-body></text:note></text:span></text:span><text:span text:style-name="Strong_20_Emphasis"><text:span text:style-name="T312"> </text:span></text:span><text:reference-mark-start text:name="Editie"/><text:span text:style-name="Strong_20_Emphasis"><text:span text:style-name="T300">desktop</text:span></text:span><text:reference-mark-end text:name="Editie"/><text:span text:style-name="Strong_20_Emphasis"><text:span text:style-name="T302">.</text:span></text:span></text:p>
      <text:p text:style-name="P8"/>
      <text:p text:style-name="P69"><text:span text:style-name="T16">Kijk op</text:span><text:span text:style-name="T298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98"> </text:span><text:span text:style-name="T393">voor</text:span><text:span text:style-name="T394"> </text:span><text:span text:style-name="T395">deze en andere </text:span><text:span text:style-name="T17">checklists, scripts, </text:span><text:span text:style-name="T71">en informatie</text:span><text:span text:style-name="T17">.</text:span></text:p>
      <text:p text:style-name="P19"/>
      <text:p text:style-name="P50"><text:span text:style-name="T184">D</text:span><text:span text:style-name="T183">it is een invulbare PD</text:span><text:span text:style-name="T185">F</text:span><text:span text:style-name="T183"> met tekst- en keuzevakken; </text:span><text:span text:style-name="T186">a</text:span><text:span text:style-name="T183">fdrukken is niet noodzakelijk.</text:span></text:p>
      <text:p text:style-name="P9"/>
      <text:p text:style-name="P9">V<text:span text:style-name="T429">ul de waarden in het tekstvak achter de </text:span><text:span text:style-name="Definition"><text:span text:style-name="T430">schuingedrukte</text:span></text:span> <text:span text:style-name="T430">woorden </text:span><text:span text:style-name="T426">(zie toelichting)</text:span><text:span text:style-name="T430">:</text:span></text:p>
      <text:p text:style-name="P4"><text:span text:style-name="Definition"><text:span text:style-name="T400">g</text:span></text:span><text:span text:style-name="Definition"><text:span text:style-name="T399">ebruiker</text:span></text:span><text:span text:style-name="Definition"><text:span text:style-name="T401"><text:tab/><text:tab/></text:span></text:span><text:span text:style-name="Definition"><text:span text:style-name="T392"> <text:tab/><text:tab/></text:span></text:span><text:span text:style-name="T402"><draw:control text:anchor-type="as-char" svg:y="-0.429cm" draw:z-index="41" draw:name="Gebruiker" draw:style-name="gr2" draw:text-style-name="P86" svg:width="6.061cm" svg:height="0.6cm" draw:control="control42"><svg:title>Gebruiker</svg:title><svg:desc>Volledige naam, bijv. Jan Stek</svg:desc></draw:control></text:span><text:span text:style-name="T402"><text:tab/></text:span><text:span text:style-name="T403">(</text:span><text:span text:style-name="T423">volledige naam, bijv. </text:span><text:span text:style-name="T425">Karel Kamer</text:span><text:span text:style-name="T424">)</text:span></text:p>
      <text:p text:style-name="Standard"><text:span text:style-name="Definition"><text:span text:style-name="T400">g</text:span></text:span><text:span text:style-name="Definition"><text:span text:style-name="T399">ebruikersnaam<text:tab/><text:tab/></text:span></text:span><text:span text:style-name="Definition"><text:span text:style-name="T399"><draw:control text:anchor-type="as-char" svg:y="-0.429cm" draw:z-index="42" draw:name="Gberuikersnaam" draw:style-name="gr2" draw:text-style-name="P86" svg:width="6.061cm" svg:height="0.6cm" draw:control="control43"><svg:title>Gebruikersnaam</svg:title><svg:desc>Korte naam, bijv. jan</svg:desc></draw:control></text:span></text:span><text:span text:style-name="Definition"><text:span text:style-name="T399"><text:tab/></text:span></text:span><text:span text:style-name="T3">(korte naam, bijv. </text:span><text:span text:style-name="T329">karel</text:span><text:span text:style-name="T3">)</text:span></text:p>
      <text:p text:style-name="P2"><text:span text:style-name="Definition"><text:span text:style-name="T417">c</text:span></text:span><text:span text:style-name="Definition"><text:span text:style-name="T416">omputernaam<text:tab/><text:tab/></text:span></text:span><text:span text:style-name="Definition"><text:span text:style-name="T402"><draw:control text:anchor-type="as-char" svg:y="-0.429cm" draw:z-index="43" draw:name="Computernaam" draw:style-name="gr2" draw:text-style-name="P86" svg:width="6.061cm" svg:height="0.6cm" draw:control="control44"><svg:title>Computernaam</svg:title><svg:desc>Unieke naam van de computer</svg:desc></draw:control></text:span></text:span><text:span text:style-name="Definition"><text:span text:style-name="T402"><text:tab/></text:span></text:span><text:span text:style-name="Definition"><text:span text:style-name="T406">(</text:span></text:span><text:span text:style-name="Definition"><text:span text:style-name="T404">unieke naam van de compute</text:span></text:span><text:span text:style-name="Definition"><text:span text:style-name="T405">r</text:span></text:span><text:span text:style-name="Definition"><text:span text:style-name="T406">)</text:span></text:span></text:p>
      <text:p text:style-name="P2"><text:span text:style-name="Definition"><text:span text:style-name="T400">o</text:span></text:span><text:span text:style-name="Definition"><text:span text:style-name="T399">pstartmenu</text:span></text:span><text:span text:style-name="Definition"><text:span text:style-name="T402"><text:tab/><text:tab/><text:tab/></text:span></text:span><text:span text:style-name="Definition"><text:span text:style-name="T402"><draw:control text:anchor-type="as-char" svg:y="-0.429cm" draw:z-index="44" draw:name="Opstartmenu" draw:style-name="gr2" draw:text-style-name="P86" svg:width="6.061cm" svg:height="0.6cm" draw:control="control45"><svg:title>Opstartmenu</svg:title><svg:desc>Toets voor het opstartmenu ("bootmenu")</svg:desc></draw:control></text:span></text:span><text:span text:style-name="Definition"><text:span text:style-name="T402"><text:tab/></text:span></text:span><text:span text:style-name="Definition"><text:span text:style-name="T406">(</text:span></text:span><text:span text:style-name="Definition"><text:span text:style-name="T404">to</text:span></text:span><text:span text:style-name="Definition"><text:span text:style-name="T413">ets voor het opstartmedium</text:span></text:span><text:span text:style-name="Definition"><text:span text:style-name="T414">)</text:span></text:span></text:p>
      <text:p text:style-name="P2"><text:span text:style-name="Definition"><text:span text:style-name="T418">i</text:span></text:span><text:span text:style-name="Definition"><text:span text:style-name="T419">nstellingen</text:span></text:span><text:span text:style-name="T406"><text:tab/><text:tab/> <text:tab/></text:span><text:span text:style-name="T406"><draw:control text:anchor-type="as-char" svg:y="-0.429cm" draw:z-index="40" draw:name="Instellingen" draw:style-name="gr2" draw:text-style-name="P86" svg:width="6.061cm" svg:height="0.6cm" draw:control="control41"><svg:title>Instellingen</svg:title><svg:desc>Toets voor het BIOS/UEFI-scherm ("setup")</svg:desc></draw:control></text:span><text:span text:style-name="T406"><text:tab/>(</text:span><text:span text:style-name="T404">toets voor het BIOS/UEFI-scherm</text:span><text:span text:style-name="T406">)</text:span></text:p>
      <text:p text:style-name="P3"><text:span text:style-name="T318">Vervang </text:span><text:span text:style-name="Definition"><text:span text:style-name="T14">schuingedrukte</text:span></text:span><text:span text:style-name="T318"> </text:span><text:span text:style-name="T319">woorden </text:span><text:span text:style-name="T318">in deze checklist door </text:span><text:span text:style-name="T319">boven</text:span><text:span text:style-name="T318">staande waarden.</text:span></text:p>
      <text:p text:style-name="P10"/>
      <text:p text:style-name="P1"><text:span text:style-name="Strong_20_Emphasis"><text:span text:style-name="T313"/></text:span></text:p>
      <text:p text:style-name="P25"><text:span text:style-name="Strong_20_Emphasis"><text:span text:style-name="T133"><draw:control text:anchor-type="as-char" draw:z-index="0" draw:name="Vorm1" draw:style-name="gr1" draw:text-style-name="P85" svg:width="0.35cm" svg:height="0.35cm" draw:control="control1"/></text:span></text:span><text:span text:style-name="Strong_20_Emphasis"><text:span text:style-name="T133"><text:s/><text:tab/></text:span></text:span><text:span text:style-name="T314">Nog niet op Linux?<text:tab/></text:span><text:span text:style-name="T341"></text:span><text:span text:style-name="T320"> </text:span><text:span text:style-name="T321">G</text:span><text:span text:style-name="T315">ebruik </text:span><text:span text:style-name="Strong_20_Emphasis"><text:span text:style-name="T353">Checklist migratie</text:span></text:span><text:span text:style-name="T31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16"> onder </text:span><text:span text:style-name="T326">Linux</text:span><text:span text:style-name="T317">.</text:span></text:p>
      <text:p text:style-name="P56"><text:span text:style-name="Strong_20_Emphasis"><text:span text:style-name="T133"><draw:control text:anchor-type="as-char" draw:z-index="39" draw:name="Vorm2" draw:style-name="gr1" draw:text-style-name="P85" svg:width="0.35cm" svg:height="0.35cm" draw:control="control40"/></text:span></text:span><text:span text:style-name="Strong_20_Emphasis"><text:span text:style-name="T133"><text:s/><text:tab/></text:span></text:span><text:span text:style-name="T322">Nieuwe installatie?<text:tab/></text:span><text:span text:style-name="T342"></text:span><text:span text:style-name="T325"><text:tab/></text:span><text:span text:style-name="T324">B</text:span><text:span text:style-name="T322">egin bij hoofdstuk </text:span><text:span text:style-name="T327"><text:bookmark-ref text:reference-format="page" text:ref-name="__RefNumPara__4009_1271708128">2</text:bookmark-ref></text:span><text:span text:style-name="T322"><text:s text:c="2"/></text:span><text:span text:style-name="T328"><text:bookmark-ref text:reference-format="text" text:ref-name="__RefNumPara__4009_1271708128">Installatie uitvoeren</text:bookmark-ref></text:span><text:span text:style-name="T323">.</text:span></text:p>
      <text:p text:style-name="P5"/>
      <text:list xml:id="list3890612558" text:style-name="L1">
        <text:list-item>
          <text:p text:style-name="P83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410203106160">
          <table:table-cell table:style-name="_31_._5f_Installatie_5f_voorbereiden.A1" office:value-type="string">
            <text:p text:style-name="P54"><text:span text:style-name="Strong_20_Emphasis"><text:span text:style-name="T124"><text:s/></text:span></text:span><text:span text:style-name="Strong_20_Emphasis"><text:span text:style-name="T135"><draw:control text:anchor-type="as-char" draw:z-index="54" draw:name="Vorm3_0" draw:style-name="gr1" draw:text-style-name="P85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124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25"><text:note text:id="ftn2" text:note-class="footnote"><text:note-citation>2</text:note-citation><text:note-body><text:p text:style-name="P78"><text:span text:style-name="User_20_Entry"><text:span text:style-name="T225">E</text:span></text:span><text:span text:style-name="User_20_Entry"><text:span text:style-name="T231">v</text:span></text:span><text:span text:style-name="User_20_Entry"><text:span text:style-name="T232">en</text:span></text:span><text:span text:style-name="User_20_Entry"><text:span text:style-name="T291">t</text:span></text:span><text:span text:style-name="User_20_Entry"><text:span text:style-name="T292">uele </text:span></text:span><text:span text:style-name="User_20_Entry"><text:span text:style-name="T293">extra gebruikers aanmelden</text:span></text:span><text:span text:style-name="User_20_Entry"><text:span text:style-name="T230">, zoek en start </text:span></text:span><text:span text:style-name="User_20_Entry"><text:span text:style-name="T235">Installatiemenu</text:span></text:span><text:span text:style-name="Strong_20_Emphasis"><text:span text:style-name="T285"> </text:span></text:span><text:span text:style-name="User_20_Entry"><text:span text:style-name="T230">en </text:span></text:span><text:span text:style-name="User_20_Entry"><text:span text:style-name="T229">kies </text:span></text:span><text:span text:style-name="User_20_Entry"><text:span text:style-name="T234">4 </text:span></text:span><text:span text:style-name="User_20_Entry"><text:span text:style-name="T233">Gebruiker inrichten</text:span></text:span><text:span text:style-name="User_20_Entry"><text:span text:style-name="T229">.</text:span></text:span></text:p></text:note-body></text:note></text:span></text:span><text:span text:style-name="Strong_20_Emphasis"><text:span text:style-name="T125">.</text:span></text:span></text:p>
          </table:table-cell>
        </table:table-row>
        <table:table-row table:style-name="TableLine94410207070784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4"/>
          </table:table-cell>
        </table:table-row>
        <table:table-row table:style-name="TableLine94410206993680">
          <table:table-cell table:style-name="_31_._5f_Installatie_5f_voorbereid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1" draw:name="Vorm4" draw:style-name="gr1" draw:text-style-name="P8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9">Installeer </text:span></text:span><text:span text:style-name="Strong_20_Emphasis"><text:span text:style-name="T117">pakket kz</text:span></text:span><text:span text:style-name="Strong_20_Emphasis"><text:span text:style-name="T99"> </text:span></text:span><text:span text:style-name="Strong_20_Emphasis"><text:span text:style-name="T85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5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71">Terminalvenster</text:span></text:span><text:span text:style-name="Strong_20_Emphasis"><text:span text:style-name="T85"> met toetscombinatie <text:line-break/></text:span></text:span><text:span text:style-name="Strong_20_Emphasis"><text:span text:style-name="T224">Ctrl</text:span></text:span><text:span text:style-name="Strong_20_Emphasis"><text:span text:style-name="T223"> </text:span></text:span><text:span text:style-name="Strong_20_Emphasis"><text:span text:style-name="T224">Alt</text:span></text:span><text:span text:style-name="Strong_20_Emphasis"><text:span text:style-name="T223"> </text:span></text:span><text:span text:style-name="Strong_20_Emphasis"><text:span text:style-name="T224">T</text:span></text:span><text:span text:style-name="Strong_20_Emphasis"><text:span text:style-name="T111">.</text:span></text:span></text:p>
          </table:table-cell>
        </table:table-row>
        <table:table-row table:style-name="TableLine94410207066736">
          <table:table-cell table:style-name="_31_._5f_Installatie_5f_voorbereiden.A1" office:value-type="string">
            <text:p text:style-name="P53"><text:span text:style-name="Strong_20_Emphasis"><text:span text:style-name="T99"><text:s/></text:span></text:span><text:span text:style-name="Strong_20_Emphasis"><text:span text:style-name="T134"><draw:control text:anchor-type="as-char" draw:z-index="46" draw:name="Vorm4_3" draw:style-name="gr1" draw:text-style-name="P85" svg:width="0.35cm" svg:height="0.35cm" draw:control="control47"/></text:span></text:span></text:p>
          </table:table-cell>
          <table:table-cell table:style-name="_31_._5f_Installatie_5f_voorbereiden.A1" office:value-type="string">
            <text:p text:style-name="P53">Typ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5">z</text:span></text:span><text:span text:style-name="Strong_20_Emphasis"><text:span text:style-name="T111">e opdrachten, ieder gevolgd door de </text:span></text:span><text:span text:style-name="Strong_20_Emphasis"><text:span text:style-name="T224">Enter</text:span></text:span><text:span text:style-name="Strong_20_Emphasis"><text:span text:style-name="T85">-toets:<text:line-break/></text:span></text:span><text:span text:style-name="User_20_Entry"><text:span text:style-name="T296">wget karelzimmer.nl/</text:span></text:span><text:span text:style-name="User_20_Entry"><text:span text:style-name="T297">kz</text:span></text:span><text:span text:style-name="User_20_Entry"><text:span text:style-name="T296"><text:line-break/>bash </text:span></text:span><text:span text:style-name="User_20_Entry"><text:span text:style-name="T297">kz</text:span></text:span></text:p>
          </table:table-cell>
        </table:table-row>
        <table:table-row table:style-name="TableLine94410207004624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410207204960">
          <table:table-cell table:style-name="_31_._5f_Installatie_5f_voorbereiden.A1" office:value-type="string">
            <text:p text:style-name="P43"><text:span text:style-name="Strong_20_Emphasis"><text:span text:style-name="T99"><text:s/></text:span></text:span><text:span text:style-name="Strong_20_Emphasis"><text:span text:style-name="Strong_20_Emphasis"><text:span text:style-name="T134"><draw:control text:anchor-type="as-char" draw:z-index="2" draw:name="Vorm6" draw:style-name="gr1" draw:text-style-name="P85" svg:width="0.35cm" svg:height="0.35cm" draw:control="control3"/></text:span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74">Bereid de installatie voor </text:span></text:span><text:span text:style-name="Strong_20_Emphasis"><text:span text:style-name="T85">via </text:span></text:span><text:span text:style-name="Strong_20_Emphasis"><text:span text:style-name="T74">een </text:span></text:span><text:span text:style-name="Strong_20_Emphasis"><text:span text:style-name="T102">druk </text:span></text:span><text:span text:style-name="Strong_20_Emphasis"><text:span text:style-name="T97">op de </text:span></text:span><text:span text:style-name="Strong_20_Emphasis"><text:span text:style-name="T222">Super</text:span></text:span><text:span text:style-name="Strong_20_Emphasis"><text:span text:style-name="T97">-toets</text:span></text:span><text:span text:style-name="Strong_20_Emphasis"><text:span text:style-name="T294"><text:note text:id="ftn3" text:note-class="footnote"><text:note-citation>3</text:note-citation><text:note-body><text:p text:style-name="P72"><text:span text:style-name="T343">D</text:span>e <text:span text:style-name="T452">Super</text:span>-toets <text:span text:style-name="T343">is </text:span>de Windows<text:span text:style-name="T456">-</text:span><text:span text:style-name="T451">toets</text:span>, <text:span text:style-name="T456">C</text:span>ommand-<text:span text:style-name="T451">toets</text:span>, of <text:span text:style-name="T456">V</text:span>ergrootglas-toets.</text:p></text:note-body></text:note></text:span></text:span><text:span text:style-name="Strong_20_Emphasis"><text:span text:style-name="T74">, </text:span></text:span><text:span text:style-name="Strong_20_Emphasis"><text:span text:style-name="T105">t</text:span></text:span><text:span text:style-name="Strong_20_Emphasis"><text:span text:style-name="T88">yp </text:span></text:span><text:span text:style-name="Strong_20_Emphasis"><text:span text:style-name="T162">men</text:span></text:span><text:span text:style-name="Strong_20_Emphasis"><text:span text:style-name="T166">u</text:span></text:span><text:span text:style-name="Strong_20_Emphasis"><text:span text:style-name="T84"> </text:span></text:span><text:span text:style-name="Strong_20_Emphasis"><text:span text:style-name="T93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285"> </text:span></text:span><text:span text:style-name="Strong_20_Emphasis"><text:span text:style-name="T270">Installatiem</text:span></text:span><text:span text:style-name="Strong_20_Emphasis"><text:span text:style-name="T269">enu</text:span></text:span><text:span text:style-name="Strong_20_Emphasis"><text:span text:style-name="T97">.</text:span></text:span></text:p>
          </table:table-cell>
        </table:table-row>
        <table:table-row table:style-name="TableLine94410207213520">
          <table:table-cell table:style-name="_31_._5f_Installatie_5f_voorbereid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3" draw:name="Vorm7" draw:style-name="gr1" draw:text-style-name="P8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82">K</text:span></text:span><text:span text:style-name="Strong_20_Emphasis"><text:span text:style-name="T77">ie</text:span></text:span><text:span text:style-name="Strong_20_Emphasis"><text:span text:style-name="T76">s</text:span></text:span><text:span text:style-name="Strong_20_Emphasis"><text:span text:style-name="T72"> </text:span></text:span><text:span text:style-name="Strong_20_Emphasis"><text:span text:style-name="T267">1</text:span></text:span><text:span text:style-name="Strong_20_Emphasis"><text:span text:style-name="T273"> </text:span></text:span><text:span text:style-name="Strong_20_Emphasis"><text:span text:style-name="T274">In</text:span></text:span><text:span text:style-name="Strong_20_Emphasis"><text:span text:style-name="T279">stallatie voorberei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0">Verder</text:span></text:span><text:span text:style-name="Strong_20_Emphasis"><text:span text:style-name="T98">.</text:span></text:span></text:p>
          </table:table-cell>
        </table:table-row>
        <table:table-row table:style-name="TableLine94410207203024">
          <table:table-cell table:style-name="_31_._5f_Installatie_5f_voorbereid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4" draw:name="Vorm8" draw:style-name="gr1" draw:text-style-name="P8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72">Volg de aanwijzingen op het scherm.</text:span></text:span></text:p>
          </table:table-cell>
        </table:table-row>
      </table:table>
      <text:p text:style-name="P20"/>
      <text:list xml:id="list111550209150142" text:continue-numbering="true" text:style-name="L1">
        <text:list-item>
          <text:p text:style-name="P84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10207155392">
          <table:table-cell table:style-name="_32_._5f_Installatie_5f_uitvoer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5" draw:name="Vorm9" draw:style-name="gr1" draw:text-style-name="P8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1"><text:span text:style-name="T337">Start de computer op vanaf </text:span><text:span text:style-name="T338">een </text:span><text:span text:style-name="T338"><text:reference-ref text:reference-format="text" text:ref-name="Distributie">Ubuntu</text:reference-ref></text:span><text:span text:style-name="T338"><text:s/></text:span><text:span text:style-name="T337"><text:reference-ref text:reference-format="text" text:ref-name="Versie">20.04</text:reference-ref></text:span><text:span text:style-name="T191"><text:s/></text:span><text:span text:style-name="T191"><text:reference-ref text:reference-format="text" text:ref-name="Editie">desktop</text:reference-ref></text:span><text:span text:style-name="T191"><text:s/>Live</text:span><text:span text:style-name="T191"><text:note text:id="ftn4" text:note-class="footnote"><text:note-citation>1</text:note-citation><text:note-body><text:p text:style-name="P70"><text:span text:style-name="T433">Vanaf ee</text:span>n Live <text:span text:style-name="T444">USB-stick of </text:span><text:span text:style-name="T346">C</text:span><text:span text:style-name="T444">D</text:span><text:span text:style-name="T6"> </text:span>kunt <text:span text:style-name="T433">u opstarten en</text:span> met <text:reference-ref text:reference-format="text" text:ref-name="Distributie">Ubuntu</text:reference-ref><text:s/>werken zonder deze te installeren.</text:p></text:note-body></text:note></text:span><text:span text:style-name="T191"> </text:span><text:span text:style-name="T194">USB-stick</text:span><text:span text:style-name="T194"><text:note text:id="ftn5" text:note-class="footnote"><text:note-citation>2</text:note-citation><text:note-body><text:p text:style-name="P74"><text:span text:style-name="Strong_20_Emphasis"><text:span text:style-name="T205">Download </text:span></text:span><text:span text:style-name="Strong_20_Emphasis"><text:span text:style-name="T199">een </text:span></text:span><text:span text:style-name="Strong_20_Emphasis"><text:span text:style-name="T209">Desktop </text:span></text:span><text:span text:style-name="Strong_20_Emphasis"><text:span text:style-name="T220">CD</text:span></text:span><text:span text:style-name="Strong_20_Emphasis"><text:span text:style-name="T204"> vanaf </text:span></text:span><text:a xlink:type="simple" xlink:href="http://nl.releases.ubuntu.com/" text:style-name="Internet_20_link" text:visited-style-name="Visited_20_Internet_20_Link"><text:span text:style-name="Strong_20_Emphasis"><text:span text:style-name="T439">nl.releases.ubuntu.com</text:span></text:span></text:a><text:span text:style-name="Strong_20_Emphasis"><text:span text:style-name="T204">, </text:span></text:span><text:span text:style-name="Strong_20_Emphasis"><text:span text:style-name="T217">kies </text:span></text:span><text:span text:style-name="Strong_20_Emphasis"><text:span text:style-name="T228">Ubuntu 20.04... LTS (Focal Fossa)</text:span></text:span><text:span text:style-name="Strong_20_Emphasis"><text:span text:style-name="T217">, </text:span></text:span><text:span text:style-name="Strong_20_Emphasis"><text:span text:style-name="T200">en </text:span></text:span><text:span text:style-name="Strong_20_Emphasis"><text:span text:style-name="T205">plaats </text:span></text:span><text:span text:style-name="Strong_20_Emphasis"><text:span text:style-name="T199">een USB-stick </text:span></text:span><text:span text:style-name="Strong_20_Emphasis"><text:span text:style-name="T221">va</text:span></text:span><text:span text:style-name="Strong_20_Emphasis"><text:span text:style-name="T215">n </text:span></text:span><text:span text:style-name="Strong_20_Emphasis"><text:span text:style-name="T198">min</text:span></text:span><text:span text:style-name="Strong_20_Emphasis"><text:span text:style-name="T216">imaal</text:span></text:span><text:span text:style-name="Strong_20_Emphasis"><text:span text:style-name="T198"> </text:span></text:span><text:span text:style-name="Strong_20_Emphasis"><text:span text:style-name="T206">4</text:span></text:span><text:span text:style-name="Strong_20_Emphasis"><text:span text:style-name="T198"> GB. <text:line-break/></text:span></text:span><text:span text:style-name="Strong_20_Emphasis"><text:span text:style-name="T219">Zoek</text:span></text:span><text:span text:style-name="Strong_20_Emphasis"><text:span text:style-name="T198"> </text:span></text:span><text:span text:style-name="Strong_20_Emphasis"><text:span text:style-name="T227">opst</text:span></text:span><text:span text:style-name="Strong_20_Emphasis"><text:span text:style-name="T198"> en klik op het pictogram van</text:span></text:span><text:span text:style-name="Strong_20_Emphasis"><text:span text:style-name="T201"> </text:span></text:span><text:span text:style-name="Strong_20_Emphasis"><text:span text:style-name="T226">Opstartschijf aanmaken</text:span></text:span><text:span text:style-name="Strong_20_Emphasis"><text:span text:style-name="T208">, </text:span></text:span><text:span text:style-name="Strong_20_Emphasis"><text:span text:style-name="T214">o</text:span></text:span><text:span text:style-name="Strong_20_Emphasis"><text:span text:style-name="T199">f </text:span></text:span><text:span text:style-name="Strong_20_Emphasis"><text:span text:style-name="T202">gebruik </text:span></text:span><text:span text:style-name="Strong_20_Emphasis"><text:span text:style-name="T195">het programma balenaEtche</text:span></text:span><text:span text:style-name="Strong_20_Emphasis"><text:span text:style-name="T203">r</text:span></text:span><text:span text:style-name="Strong_20_Emphasis"><text:span text:style-name="T195"> </text:span></text:span><text:span text:style-name="Strong_20_Emphasis"><text:span text:style-name="T196">(</text:span></text:span><text:a xlink:type="simple" xlink:href="https://www.balena.io/etcher/" text:style-name="Internet_20_link" text:visited-style-name="Visited_20_Internet_20_Link"><text:span text:style-name="Strong_20_Emphasis"><text:span text:style-name="T438">etcher.io</text:span></text:span></text:a><text:span text:style-name="Strong_20_Emphasis"><text:span text:style-name="T196">); </text:span></text:span><text:span text:style-name="Strong_20_Emphasis"><text:span text:style-name="T195">balenaEtche</text:span></text:span><text:span text:style-name="Strong_20_Emphasis"><text:span text:style-name="T203">r</text:span></text:span><text:span text:style-name="Strong_20_Emphasis"><text:span text:style-name="T210"> is</text:span></text:span><text:span text:style-name="Strong_20_Emphasis"><text:span text:style-name="T196"> </text:span></text:span><text:span text:style-name="Strong_20_Emphasis"><text:span text:style-name="T199">beschikbaar voor </text:span></text:span><text:span text:style-name="Strong_20_Emphasis"><text:span text:style-name="T211">Windows, </text:span></text:span><text:span text:style-name="Strong_20_Emphasis"><text:span text:style-name="T212">OS X</text:span></text:span><text:span text:style-name="Strong_20_Emphasis"><text:span text:style-name="T195">, </text:span></text:span><text:span text:style-name="Strong_20_Emphasis"><text:span text:style-name="T196">en </text:span></text:span><text:span text:style-name="Strong_20_Emphasis"><text:span text:style-name="T213">GNU/</text:span></text:span><text:span text:style-name="Strong_20_Emphasis"><text:span text:style-name="T195">Linux</text:span></text:span><text:span text:style-name="Strong_20_Emphasis"><text:span text:style-name="T197">.</text:span></text:span></text:p></text:note-body></text:note></text:span><text:span text:style-name="T194"> of </text:span><text:span text:style-name="T190">C</text:span><text:span text:style-name="T194">D</text:span><text:span text:style-name="T194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1">.</text:span></text:p>
            <text:p text:style-name="P30"><text:span text:style-name="T192">Opstartmenu/</text:span><text:span text:style-name="T193">boot menu</text:span><text:span text:style-name="T192"> </text:span><text:span text:style-name="T191">via </text:span><text:span text:style-name="Definition"><text:span text:style-name="T431">opstartmenu</text:span></text:span><text:span text:style-name="T191">, </text:span><text:span text:style-name="T192">instellingen/</text:span><text:span text:style-name="T193">setup</text:span><text:span text:style-name="T191"> via </text:span><text:span text:style-name="Definition"><text:span text:style-name="T431">instellingen</text:span></text:span><text:span text:style-name="T191">.</text:span></text:p>
          </table:table-cell>
        </table:table-row>
        <table:table-row table:style-name="TableLine94410207210288">
          <table:table-cell table:style-name="_32_._5f_Installatie_5f_uitvoer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6" draw:name="Vorm10" draw:style-name="gr1" draw:text-style-name="P8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28">Kies</text:span></text:span><text:span text:style-name="Strong_20_Emphasis"><text:span text:style-name="T60"> </text:span></text:span><text:span text:style-name="Strong_20_Emphasis"><text:span text:style-name="T129">als</text:span></text:span><text:span text:style-name="Strong_20_Emphasis"><text:span text:style-name="T63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6">met pijltjes-toetsen</text:span></text:span><text:span text:style-name="Strong_20_Emphasis"><text:span text:style-name="T61"> </text:span></text:span><text:span text:style-name="Strong_20_Emphasis"><text:span text:style-name="T179">Nederlands</text:span></text:span><text:span text:style-name="Strong_20_Emphasis"><text:span text:style-name="T37"> </text:span></text:span><text:span text:style-name="Strong_20_Emphasis"><text:span text:style-name="T66">en druk op </text:span></text:span><text:span text:style-name="Strong_20_Emphasis"><text:span text:style-name="T65">de </text:span></text:span><text:span text:style-name="Strong_20_Emphasis"><text:span text:style-name="T207">Enter</text:span></text:span><text:span text:style-name="Strong_20_Emphasis"><text:span text:style-name="T65">-toets.</text:span></text:span></text:p>
          </table:table-cell>
        </table:table-row>
        <table:table-row table:style-name="TableLine94410207512016">
          <table:table-cell table:style-name="_32_._5f_Installatie_5f_uitvoer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7" draw:name="Vorm11" draw:style-name="gr1" draw:text-style-name="P8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2"><text:span text:style-name="T339">Kies </text:span><text:span text:style-name="T330">Ubuntu installeren </text:span><text:span text:style-name="Strong_20_Emphasis"><text:span text:style-name="T129">en druk op </text:span></text:span><text:span text:style-name="Strong_20_Emphasis"><text:span text:style-name="T130">de </text:span></text:span><text:span text:style-name="Strong_20_Emphasis"><text:span text:style-name="T218">Enter</text:span></text:span><text:span text:style-name="Strong_20_Emphasis"><text:span text:style-name="T130">-toets</text:span></text:span><text:span text:style-name="T339">.</text:span></text:p>
          </table:table-cell>
        </table:table-row>
        <table:table-row table:style-name="TableLine9441020751227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8" draw:name="Vorm12" draw:style-name="gr1" draw:text-style-name="P8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28">Op het </text:span></text:span><text:span text:style-name="Strong_20_Emphasis"><text:span text:style-name="T33">scherm </text:span></text:span><text:span text:style-name="Strong_20_Emphasis"><text:span text:style-name="T245">Wel</text:span></text:span><text:span text:style-name="Strong_20_Emphasis"><text:span text:style-name="T286">k</text:span></text:span><text:span text:style-name="Strong_20_Emphasis"><text:span text:style-name="T250">om</text:span></text:span><text:span text:style-name="Strong_20_Emphasis"><text:span text:style-name="T34"> </text:span></text:span><text:span text:style-name="Strong_20_Emphasis"><text:span text:style-name="T28">kies </text:span></text:span><text:span text:style-name="Strong_20_Emphasis"><text:span text:style-name="T157">Nederlands</text:span></text:span><text:span text:style-name="Strong_20_Emphasis"><text:span text:style-name="T16"> en klik op</text:span></text:span><text:span text:style-name="Strong_20_Emphasis"><text:span text:style-name="T24"> </text:span></text:span><text:span text:style-name="Strong_20_Emphasis"><text:span text:style-name="T158">Verder</text:span></text:span><text:span text:style-name="Strong_20_Emphasis"><text:span text:style-name="T16">.</text:span></text:span></text:p>
          </table:table-cell>
        </table:table-row>
        <table:table-row table:style-name="TableLine94410207512784">
          <table:table-cell table:style-name="_32_._5f_Installatie_5f_uitvoer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9" draw:name="Vorm13" draw:style-name="gr1" draw:text-style-name="P8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30"><text:span text:style-name="Strong_20_Emphasis"><text:span text:style-name="T140">O</text:span></text:span><text:span text:style-name="Strong_20_Emphasis"><text:span text:style-name="T141">p </text:span></text:span><text:span text:style-name="Strong_20_Emphasis"><text:span text:style-name="T142">het </text:span></text:span><text:span text:style-name="Strong_20_Emphasis"><text:span text:style-name="T143">scherm </text:span></text:span><text:span text:style-name="Strong_20_Emphasis"><text:span text:style-name="T243">Toetsenbord</text:span></text:span><text:span text:style-name="Strong_20_Emphasis"><text:span text:style-name="T244">indeling</text:span></text:span><text:span text:style-name="Strong_20_Emphasis"><text:span text:style-name="T143"> </text:span></text:span><text:span text:style-name="Strong_20_Emphasis"><text:span text:style-name="T144">controleer </text:span></text:span><text:span text:style-name="Strong_20_Emphasis"><text:span text:style-name="T145">de </text:span></text:span><text:span text:style-name="Strong_20_Emphasis"><text:span text:style-name="T156">te gebruiken </text:span></text:span><text:span text:style-name="Strong_20_Emphasis"><text:span text:style-name="T144">toetsenbordindeling </text:span></text:span><text:span text:style-name="Strong_20_Emphasis"><text:span text:style-name="T146">en </text:span></text:span><text:span text:style-name="Strong_20_Emphasis"><text:span text:style-name="T140">klik </text:span></text:span><text:span text:style-name="Strong_20_Emphasis"><text:span text:style-name="T143">op </text:span></text:span><text:span text:style-name="Strong_20_Emphasis"><text:span text:style-name="T180">Verder</text:span></text:span><text:span text:style-name="Strong_20_Emphasis"><text:span text:style-name="T143">.</text:span></text:span></text:p>
          </table:table-cell>
        </table:table-row>
        <table:table-row table:style-name="TableLine94410207513040">
          <table:table-cell table:style-name="_32_._5f_Installatie_5f_uitvoer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10" draw:name="Vorm14" draw:style-name="gr1" draw:text-style-name="P8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0"><text:span text:style-name="Strong_20_Emphasis"><text:span text:style-name="T50">Als </text:span></text:span><text:span text:style-name="Strong_20_Emphasis"><text:span text:style-name="T39">het </text:span></text:span><text:span text:style-name="Strong_20_Emphasis"><text:span text:style-name="T27">het scherm </text:span></text:span><text:span text:style-name="Strong_20_Emphasis"><text:span text:style-name="T242">Draadloos</text:span></text:span><text:span text:style-name="Strong_20_Emphasis"><text:span text:style-name="T27"> </text:span></text:span><text:span text:style-name="Strong_20_Emphasis"><text:span text:style-name="T39">verschijnt, </text:span></text:span><text:span text:style-name="Strong_20_Emphasis"><text:span text:style-name="T29">kies</text:span></text:span><text:span text:style-name="Strong_20_Emphasis"><text:span text:style-name="T27"> </text:span></text:span><text:span text:style-name="Strong_20_Emphasis"><text:span text:style-name="T29">een draadloos netwerk, maak </text:span></text:span><text:span text:style-name="Strong_20_Emphasis"><text:span text:style-name="T16">verbinding, </text:span></text:span><text:span text:style-name="Strong_20_Emphasis"><text:span text:style-name="T30">en klik</text:span></text:span><text:span text:style-name="Strong_20_Emphasis"><text:span text:style-name="T16"> </text:span></text:span><text:span text:style-name="Strong_20_Emphasis"><text:span text:style-name="T22">op </text:span></text:span><text:span text:style-name="Strong_20_Emphasis"><text:span text:style-name="T158">Verder</text:span></text:span><text:span text:style-name="Strong_20_Emphasis"><text:span text:style-name="T16">.</text:span></text:span></text:p>
          </table:table-cell>
        </table:table-row>
        <table:table-row table:style-name="TableLine94410207513296">
          <table:table-cell table:style-name="_32_._5f_Installatie_5f_uitvoer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11" draw:name="Vorm15" draw:style-name="gr1" draw:text-style-name="P85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0"><text:span text:style-name="Strong_20_Emphasis"><text:span text:style-name="T31">O</text:span></text:span><text:span text:style-name="Strong_20_Emphasis"><text:span text:style-name="T25">p het scherm </text:span></text:span><text:span text:style-name="Strong_20_Emphasis"><text:span text:style-name="T246">Bijgewerkte pakketten en andere programmatuur</text:span></text:span><text:span text:style-name="Strong_20_Emphasis"><text:span text:style-name="T240"> </text:span></text:span><text:span text:style-name="T16">klik op </text:span><text:span text:style-name="Strong_20_Emphasis"><text:span text:style-name="T157">Verder</text:span></text:span><text:span text:style-name="Strong_20_Emphasis"><text:span text:style-name="T16">.</text:span></text:span></text:p>
          </table:table-cell>
        </table:table-row>
        <table:table-row table:style-name="TableLine94410207513552">
          <table:table-cell table:style-name="_32_._5f_Installatie_5f_uitvoer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12" draw:name="Vorm16" draw:style-name="gr1" draw:text-style-name="P85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41">Installatietype</text:span></text:span><text:span text:style-name="Strong_20_Emphasis"><text:span text:style-name="T137"> </text:span></text:span><text:span text:style-name="Strong_20_Emphasis"><text:span text:style-name="T148">selecteer</text:span></text:span><text:span text:style-name="Strong_20_Emphasis"><text:span text:style-name="T138"> </text:span></text:span><text:span text:style-name="Strong_20_Emphasis"><text:span text:style-name="T355">het gewenste </text:span></text:span><text:span text:style-name="Strong_20_Emphasis"><text:span text:style-name="T376">Installatie type</text:span></text:span><text:span text:style-name="Strong_20_Emphasis"><text:span text:style-name="T355">.</text:span></text:span></text:p>
            <text:p text:style-name="P31"><text:span text:style-name="Emphasis"><text:span text:style-name="T390">Aa</text:span></text:span><text:span text:style-name="Emphasis"><text:span text:style-name="T391">nbevolen</text:span></text:span><text:span text:style-name="Strong_20_Emphasis"><text:span text:style-name="T367"> wordt om </text:span></text:span><text:span text:style-name="Strong_20_Emphasis"><text:span text:style-name="T371">te klikken op </text:span></text:span><text:span text:style-name="Strong_20_Emphasis"><text:span text:style-name="T389">Geavanceerde functies</text:span></text:span><text:span text:style-name="Strong_20_Emphasis"><text:span text:style-name="T371">, en</text:span></text:span><text:span text:style-name="Strong_20_Emphasis"><text:span text:style-name="T367"> </text:span></text:span><text:span text:style-name="Strong_20_Emphasis"><text:span text:style-name="T371">selecteer <text:line-break/></text:span></text:span><text:span text:style-name="Strong_20_Emphasis"><text:span text:style-name="T387">LVM gebruiken bij de nieuwe installatie van Ubuntu</text:span></text:span><text:span text:style-name="Strong_20_Emphasis"><text:span text:style-name="T367">, </text:span></text:span><text:span text:style-name="Strong_20_Emphasis"><text:span text:style-name="T371">en vink aan <text:line-break/></text:span></text:span><text:span text:style-name="Strong_20_Emphasis"><text:span text:style-name="T387">De nieuwe installatie van Ubuntu versleutelen voor de </text:span></text:span><text:span text:style-name="Strong_20_Emphasis"><text:span text:style-name="T388">veiligheid</text:span></text:span><text:span text:style-name="Strong_20_Emphasis"><text:span text:style-name="T368">.</text:span></text:span></text:p>
            <text:p text:style-name="P32"><text:span text:style-name="Strong_20_Emphasis"><text:span text:style-name="T370">K</text:span></text:span><text:span text:style-name="Strong_20_Emphasis"><text:span text:style-name="T19">lik op </text:span></text:span><text:span text:style-name="Strong_20_Emphasis"><text:span text:style-name="T254">OK</text:span></text:span><text:span text:style-name="Strong_20_Emphasis"><text:span text:style-name="T57"> en vervolgens op</text:span></text:span><text:span text:style-name="Strong_20_Emphasis"><text:span text:style-name="T19"> </text:span></text:span><text:span text:style-name="Strong_20_Emphasis"><text:span text:style-name="T181">I</text:span></text:span><text:span text:style-name="Strong_20_Emphasis"><text:span text:style-name="T182">nstalle</text:span></text:span><text:span text:style-name="Strong_20_Emphasis"><text:span text:style-name="T181">e</text:span></text:span><text:span text:style-name="Strong_20_Emphasis"><text:span text:style-name="T182">r </text:span></text:span><text:span text:style-name="Strong_20_Emphasis"><text:span text:style-name="T181">nu</text:span></text:span><text:span text:style-name="Strong_20_Emphasis"><text:span text:style-name="T19">.</text:span></text:span></text:p>
          </table:table-cell>
        </table:table-row>
        <table:table-row table:style-name="TableLine94410207513808">
          <table:table-cell table:style-name="_32_._5f_Installatie_5f_uitvoer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13" draw:name="Vorm17" draw:style-name="gr1" draw:text-style-name="P85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43">Geef </text:span></text:span><text:span text:style-name="Strong_20_Emphasis"><text:span text:style-name="T45">indien gevraagd </text:span></text:span><text:span text:style-name="Strong_20_Emphasis"><text:span text:style-name="T43">de be</text:span></text:span><text:span text:style-name="Strong_20_Emphasis"><text:span text:style-name="T44">ve</text:span></text:span><text:span text:style-name="Strong_20_Emphasis"><text:span text:style-name="T43">iligingssleutel op, c</text:span></text:span><text:span text:style-name="Strong_20_Emphasis"><text:span text:style-name="T40">ontroleer de </text:span></text:span><text:span text:style-name="Strong_20_Emphasis"><text:span text:style-name="T42">voorgestelde </text:span></text:span><text:span text:style-name="Strong_20_Emphasis"><text:span text:style-name="T40">schijfindelin</text:span></text:span><text:span text:style-name="Strong_20_Emphasis"><text:span text:style-name="T41">g,</text:span></text:span><text:span text:style-name="Strong_20_Emphasis"><text:span text:style-name="T40"> </text:span></text:span><text:span text:style-name="Strong_20_Emphasis"><text:span text:style-name="T46">kies de gewenste schijf, </text:span></text:span><text:span text:style-name="Strong_20_Emphasis"><text:span text:style-name="T41">en </text:span></text:span><text:span text:style-name="Strong_20_Emphasis"><text:span text:style-name="T356">k</text:span></text:span><text:span text:style-name="Strong_20_Emphasis"><text:span text:style-name="T355">lik op </text:span></text:span><text:span text:style-name="Strong_20_Emphasis"><text:span text:style-name="T376">I</text:span></text:span><text:span text:style-name="Strong_20_Emphasis"><text:span text:style-name="T377">nstalle</text:span></text:span><text:span text:style-name="Strong_20_Emphasis"><text:span text:style-name="T376">e</text:span></text:span><text:span text:style-name="Strong_20_Emphasis"><text:span text:style-name="T377">r </text:span></text:span><text:span text:style-name="Strong_20_Emphasis"><text:span text:style-name="T376">nu</text:span></text:span><text:span text:style-name="Strong_20_Emphasis"><text:span text:style-name="T355">.</text:span></text:span></text:p>
          </table:table-cell>
        </table:table-row>
        <table:table-row table:style-name="TableLine94410207514064">
          <table:table-cell table:style-name="_32_._5f_Installatie_5f_uitvoer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14" draw:name="Vorm18" draw:style-name="gr1" draw:text-style-name="P85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41">Wilt u deze aanpassingen wegschrijven naar de schijven? </text:span></text:span><text:span text:style-name="Strong_20_Emphasis"><text:span text:style-name="T32">controleer de </text:span></text:span><text:span text:style-name="Strong_20_Emphasis"><text:span text:style-name="T47">partities</text:span></text:span><text:span text:style-name="Strong_20_Emphasis"><text:span text:style-name="T32"> </text:span></text:span><text:span text:style-name="Strong_20_Emphasis"><text:span text:style-name="T48">die </text:span></text:span><text:span text:style-name="Strong_20_Emphasis"><text:span text:style-name="T49">geformatteerd</text:span></text:span><text:span text:style-name="Strong_20_Emphasis"><text:span text:style-name="T48"> worden </text:span></text:span><text:span text:style-name="Strong_20_Emphasis"><text:span text:style-name="T32">en </text:span></text:span><text:span text:style-name="Strong_20_Emphasis"><text:span text:style-name="T31">klik </text:span></text:span><text:span text:style-name="Strong_20_Emphasis"><text:span text:style-name="T19">op </text:span></text:span><text:span text:style-name="Strong_20_Emphasis"><text:span text:style-name="T159">Verder</text:span></text:span><text:span text:style-name="Strong_20_Emphasis"><text:span text:style-name="T19">.</text:span></text:span></text:p>
          </table:table-cell>
        </table:table-row>
        <table:table-row table:style-name="TableLine94410207514320">
          <table:table-cell table:style-name="_32_._5f_Installatie_5f_uitvoer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15" draw:name="Vorm19" draw:style-name="gr1" draw:text-style-name="P85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3">O</text:span></text:span><text:span text:style-name="Strong_20_Emphasis"><text:span text:style-name="T358">p </text:span></text:span><text:span text:style-name="Strong_20_Emphasis"><text:span text:style-name="T359">het </text:span></text:span><text:span text:style-name="Strong_20_Emphasis"><text:span text:style-name="T360">scherm </text:span></text:span><text:span text:style-name="Strong_20_Emphasis"><text:span text:style-name="T385">Waar bevindt u zich?</text:span></text:span><text:span text:style-name="Strong_20_Emphasis"><text:span text:style-name="T360"> </text:span></text:span><text:span text:style-name="Strong_20_Emphasis"><text:span text:style-name="T365">controleer </text:span></text:span><text:span text:style-name="Strong_20_Emphasis"><text:span text:style-name="T366">de </text:span></text:span><text:span text:style-name="Strong_20_Emphasis"><text:span text:style-name="T365">locatie en </text:span></text:span><text:span text:style-name="Strong_20_Emphasis"><text:span text:style-name="T363">klik </text:span></text:span><text:span text:style-name="Strong_20_Emphasis"><text:span text:style-name="T360">op </text:span></text:span><text:span text:style-name="Strong_20_Emphasis"><text:span text:style-name="T378">Verder</text:span></text:span><text:span text:style-name="Strong_20_Emphasis"><text:span text:style-name="T360">.</text:span></text:span></text:p>
          </table:table-cell>
        </table:table-row>
        <table:table-row table:style-name="TableLine94410207514576">
          <table:table-cell table:style-name="_32_._5f_Installatie_5f_uitvoer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16" draw:name="Vorm20" draw:style-name="gr1" draw:text-style-name="P85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7"><text:span text:style-name="T383">Op </text:span><text:span text:style-name="T380">het </text:span><text:span text:style-name="T378">scherm </text:span><text:span text:style-name="Strong_20_Emphasis"><text:span text:style-name="T385">Wie bent u?</text:span></text:span><text:span text:style-name="T378"> </text:span><text:span text:style-name="T383">vul </text:span><text:span text:style-name="T381">in </text:span><text:span text:style-name="Strong_20_Emphasis"><text:span text:style-name="T384">Uw n</text:span></text:span><text:span text:style-name="Strong_20_Emphasis"><text:span text:style-name="T379">aam</text:span></text:span><text:span text:style-name="Strong_20_Emphasis"><text:span text:style-name="T357"> </text:span></text:span><text:span text:style-name="Definition"><text:span text:style-name="T432">gebruiker</text:span></text:span><text:span text:style-name="Strong_20_Emphasis"><text:span text:style-name="T361">, <text:line-break/></text:span></text:span><text:span text:style-name="Strong_20_Emphasis"><text:span text:style-name="T379">Naam </text:span></text:span><text:span text:style-name="Strong_20_Emphasis"><text:span text:style-name="T384">van uw </text:span></text:span><text:span text:style-name="Strong_20_Emphasis"><text:span text:style-name="T382">computer</text:span></text:span><text:span text:style-name="Definition"><text:span text:style-name="T4"> </text:span></text:span><text:span text:style-name="Definition"><text:span text:style-name="T432">computernaam</text:span></text:span><text:span text:style-name="Strong_20_Emphasis"><text:span text:style-name="T357">,<text:line-break/></text:span></text:span><text:span text:style-name="Strong_20_Emphasis"><text:span text:style-name="T384">Kies een g</text:span></text:span><text:span text:style-name="Strong_20_Emphasis"><text:span text:style-name="T382">ebruikersnaam</text:span></text:span><text:span text:style-name="Strong_20_Emphasis"><text:span text:style-name="T357"> </text:span></text:span><text:span text:style-name="Definition"><text:span text:style-name="T432">gebruikersnaam</text:span></text:span><text:span text:style-name="Strong_20_Emphasis"><text:span text:style-name="T357">,<text:line-break/></text:span></text:span><text:span text:style-name="Strong_20_Emphasis"><text:span text:style-name="T369">g</text:span></text:span><text:span text:style-name="Strong_20_Emphasis"><text:span text:style-name="T354">eef tweemaal een </text:span></text:span><text:span text:style-name="Strong_20_Emphasis"><text:span text:style-name="T375">wachtwoord</text:span></text:span><text:span text:style-name="Strong_20_Emphasis"><text:span text:style-name="T354">,</text:span></text:span><text:span text:style-name="Strong_20_Emphasis"><text:span text:style-name="T373"> </text:span></text:span><text:span text:style-name="Strong_20_Emphasis"><text:span text:style-name="T374">en</text:span></text:span><text:span text:style-name="Strong_20_Emphasis"><text:span text:style-name="T373"> </text:span></text:span><text:span text:style-name="Strong_20_Emphasis"><text:span text:style-name="T372">k</text:span></text:span><text:span text:style-name="Strong_20_Emphasis"><text:span text:style-name="T354">lik op </text:span></text:span><text:span text:style-name="Strong_20_Emphasis"><text:span text:style-name="T375">Verder</text:span></text:span><text:span text:style-name="Strong_20_Emphasis"><text:span text:style-name="T354">.</text:span></text:span></text:p>
          </table:table-cell>
        </table:table-row>
        <table:table-row table:style-name="TableLine9441020751483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410207515088">
          <table:table-cell table:style-name="_32_._5f_Installatie_5f_uitvoer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17" draw:name="Vorm21" draw:style-name="gr1" draw:text-style-name="P85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4">O</text:span></text:span><text:span text:style-name="Strong_20_Emphasis"><text:span text:style-name="T362">p het scherm </text:span></text:span><text:span text:style-name="Strong_20_Emphasis"><text:span text:style-name="T386">Installatie voltooid</text:span></text:span><text:span text:style-name="Strong_20_Emphasis"><text:span text:style-name="T362"> </text:span></text:span><text:span text:style-name="Strong_20_Emphasis"><text:span text:style-name="T364">klik </text:span></text:span><text:span text:style-name="Strong_20_Emphasis"><text:span text:style-name="T354">op </text:span></text:span><text:span text:style-name="Strong_20_Emphasis"><text:span text:style-name="T375">Nu herstarten</text:span></text:span><text:span text:style-name="Strong_20_Emphasis"><text:span text:style-name="T354">.</text:span></text:span></text:p>
          </table:table-cell>
        </table:table-row>
        <table:table-row table:style-name="TableLine9441020751534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410207515600">
          <table:table-cell table:style-name="_32_._5f_Installatie_5f_uitvoer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18" draw:name="Vorm22" draw:style-name="gr1" draw:text-style-name="P85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50">Verwijder </text:span></text:span><text:span text:style-name="Strong_20_Emphasis"><text:span text:style-name="T151">het </text:span></text:span><text:span text:style-name="Strong_20_Emphasis"><text:span text:style-name="T150">installatiemedium (</text:span></text:span><text:span text:style-name="Strong_20_Emphasis"><text:span text:style-name="T152">USB-stick of </text:span></text:span><text:span text:style-name="Strong_20_Emphasis"><text:span text:style-name="T132">C</text:span></text:span><text:span text:style-name="Strong_20_Emphasis"><text:span text:style-name="T152">D</text:span></text:span><text:span text:style-name="Strong_20_Emphasis"><text:span text:style-name="T295"><text:note-ref text:note-class="footnote" text:reference-format="text" text:ref-name="ftn6">3</text:note-ref></text:span></text:span><text:span text:style-name="Strong_20_Emphasis"><text:span text:style-name="T150">) </text:span></text:span><text:span text:style-name="Strong_20_Emphasis"><text:span text:style-name="T153">en</text:span></text:span><text:span text:style-name="Strong_20_Emphasis"><text:span text:style-name="T150"> </text:span></text:span><text:span text:style-name="Strong_20_Emphasis"><text:span text:style-name="T136">druk </text:span></text:span><text:span text:style-name="Strong_20_Emphasis"><text:span text:style-name="T154">op</text:span></text:span><text:span text:style-name="Strong_20_Emphasis"><text:span text:style-name="T136"> </text:span></text:span><text:span text:style-name="Strong_20_Emphasis"><text:span text:style-name="T130">de </text:span></text:span><text:span text:style-name="Strong_20_Emphasis"><text:span text:style-name="T218">Enter</text:span></text:span><text:span text:style-name="Strong_20_Emphasis"><text:span text:style-name="T130">-toets</text:span></text:span><text:span text:style-name="Strong_20_Emphasis"><text:span text:style-name="T155">.</text:span></text:span></text:p>
          </table:table-cell>
        </table:table-row>
      </table:table>
      <text:p text:style-name="P29"><text:span text:style-name="Strong_20_Emphasis"><text:span text:style-name="T136"/></text:span></text:p>
      <text:list xml:id="list111549925666921" text:continue-numbering="true" text:style-name="L1">
        <text:list-item>
          <text:p text:style-name="P81"><text:span text:style-name="Strong_20_Emphasis"><text:span text:style-name="T255">Installatie </text:span></text:span><text:span text:style-name="Strong_20_Emphasis"><text:span text:style-name="T256">afronden</text:span></text:span></text:p>
        </text:list-item>
      </text:list>
      <text:p text:style-name="P33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10207465952">
          <table:table-cell table:style-name="_33_._5f_Installatie_5f_afronden.A1" office:value-type="string">
            <text:p text:style-name="P44"><text:span text:style-name="Strong_20_Emphasis"><text:span text:style-name="T99"><text:s/></text:span></text:span><text:span text:style-name="Strong_20_Emphasis"><text:span text:style-name="T134"><draw:control text:anchor-type="as-char" draw:z-index="19" draw:name="Vorm23" draw:style-name="gr1" draw:text-style-name="P8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47">De nieuwe installatie van Ubuntu versleutelen voor de </text:span></text:span><text:span text:style-name="Strong_20_Emphasis"><text:span text:style-name="T252">veiligheid</text:span></text:span><text:span text:style-name="Strong_20_Emphasis"><text:span text:style-name="T23"> </text:span></text:span><text:span text:style-name="Strong_20_Emphasis"><text:span text:style-name="T284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07">Enter</text:span></text:span><text:span text:style-name="Strong_20_Emphasis"><text:span text:style-name="T65">-toets.</text:span></text:span></text:p>
          </table:table-cell>
        </table:table-row>
        <table:table-row table:style-name="TableLine944102074712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410207470384">
          <table:table-cell table:style-name="_33_._5f_Installatie_5f_afronden.A1" office:value-type="string">
            <text:p text:style-name="P44"><text:span text:style-name="Strong_20_Emphasis"><text:span text:style-name="T99"><text:s/></text:span></text:span><text:span text:style-name="Strong_20_Emphasis"><text:span text:style-name="T134"><draw:control text:anchor-type="as-char" draw:z-index="20" draw:name="Vorm24" draw:style-name="gr1" draw:text-style-name="P8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4102074776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><text:span text:style-name="Strong_20_Emphasis"><text:span text:style-name="T147"/></text:span></text:p>
          </table:table-cell>
        </table:table-row>
        <table:table-row table:style-name="TableLine94410207762528">
          <table:table-cell table:style-name="_33_._5f_Installatie_5f_afronden.A1" office:value-type="string">
            <text:p text:style-name="P44"><text:span text:style-name="Strong_20_Emphasis"><text:span text:style-name="T99"><text:s/></text:span></text:span><text:span text:style-name="Strong_20_Emphasis"><text:span text:style-name="T134"><draw:control text:anchor-type="as-char" draw:z-index="21" draw:name="Vorm25" draw:style-name="gr1" draw:text-style-name="P8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31">O</text:span></text:span><text:span text:style-name="Strong_20_Emphasis"><text:span text:style-name="T26">p </text:span></text:span><text:span text:style-name="Strong_20_Emphasis"><text:span text:style-name="T67">de volgende schermen volg de aanwijzingen en klik op</text:span></text:span><text:span text:style-name="Strong_20_Emphasis"><text:span text:style-name="T147"> </text:span></text:span><text:span text:style-name="Strong_20_Emphasis"><text:span text:style-name="T248">Volgende</text:span></text:span><text:span text:style-name="Strong_20_Emphasis"><text:span text:style-name="T147">.</text:span></text:span></text:p>
          </table:table-cell>
        </table:table-row>
        <table:table-row table:style-name="TableLine94410207763120">
          <table:table-cell table:style-name="_33_._5f_Installatie_5f_afronden.A1" office:value-type="string">
            <text:p text:style-name="P44"><text:span text:style-name="Strong_20_Emphasis"><text:span text:style-name="T99"><text:s/></text:span></text:span><text:span text:style-name="Strong_20_Emphasis"><text:span text:style-name="T134"><draw:control text:anchor-type="as-char" draw:z-index="22" draw:name="Vorm26" draw:style-name="gr1" draw:text-style-name="P8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31">O</text:span></text:span><text:span text:style-name="Strong_20_Emphasis"><text:span text:style-name="T26">p het </text:span></text:span><text:span text:style-name="Strong_20_Emphasis"><text:span text:style-name="T67">laatste </text:span></text:span><text:span text:style-name="Strong_20_Emphasis"><text:span text:style-name="T26">scherm </text:span></text:span><text:span text:style-name="Strong_20_Emphasis"><text:span text:style-name="T249">Klaar om te beginnen </text:span></text:span><text:span text:style-name="Strong_20_Emphasis"><text:span text:style-name="T147">klik op </text:span></text:span><text:span text:style-name="Strong_20_Emphasis"><text:span text:style-name="T248">Vol</text:span></text:span><text:span text:style-name="Strong_20_Emphasis"><text:span text:style-name="T253">tooid</text:span></text:span><text:span text:style-name="Strong_20_Emphasis"><text:span text:style-name="T147">.</text:span></text:span></text:p>
          </table:table-cell>
        </table:table-row>
        <table:table-row table:style-name="TableLine944102077637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410207764304">
          <table:table-cell table:style-name="_33_._5f_Installatie_5f_afronden.A1" office:value-type="string">
            <text:p text:style-name="P44"><text:span text:style-name="Strong_20_Emphasis"><text:span text:style-name="T99"><text:s/></text:span></text:span><text:span text:style-name="Strong_20_Emphasis"><text:span text:style-name="T134"><draw:control text:anchor-type="as-char" draw:z-index="23" draw:name="Vorm27" draw:style-name="gr1" draw:text-style-name="P8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20">Voeg </text:span></text:span><text:span text:style-name="Strong_20_Emphasis"><text:span text:style-name="T69">nu </text:span></text:span><text:span text:style-name="Strong_20_Emphasis"><text:span text:style-name="T70">een </text:span></text:span><text:span text:style-name="Strong_20_Emphasis"><text:span text:style-name="T59">eventuele</text:span></text:span><text:span text:style-name="Strong_20_Emphasis"><text:span text:style-name="T237"> </text:span></text:span><text:span text:style-name="Definition"><text:span text:style-name="T465">2</text:span></text:span><text:span text:style-name="Definition"><text:span text:style-name="T462">e</text:span></text:span><text:span text:style-name="Definition"><text:span text:style-name="T465"> </text:span></text:span><text:span text:style-name="Definition"><text:span text:style-name="T466">gebruiker</text:span></text:span><text:span text:style-name="Strong_20_Emphasis"><text:span text:style-name="T238"> <text:s/></text:span></text:span><text:span text:style-name="Strong_20_Emphasis"><text:span text:style-name="T239">(of meer) </text:span></text:span><text:span text:style-name="Strong_20_Emphasis"><text:span text:style-name="T139">toe </text:span></text:span><text:span text:style-name="Strong_20_Emphasis"><text:span text:style-name="T85">via </text:span></text:span><text:span text:style-name="Strong_20_Emphasis"><text:span text:style-name="T74">een </text:span></text:span><text:span text:style-name="Strong_20_Emphasis"><text:span text:style-name="T84">druk op de </text:span></text:span><text:span text:style-name="Strong_20_Emphasis"><text:span text:style-name="T222">Super</text:span></text:span><text:span text:style-name="Strong_20_Emphasis"><text:span text:style-name="T84">-toets</text:span></text:span><text:span text:style-name="Strong_20_Emphasis"><text:span text:style-name="T84"><text:note text:id="ftn7" text:note-class="footnote"><text:note-citation>1</text:note-citation><text:note-body><text:p text:style-name="P73"><text:span text:style-name="T343">De </text:span><text:span text:style-name="T352">Super</text:span><text:span text:style-name="T343">-toets is de Windows</text:span><text:span text:style-name="T344">-</text:span><text:span text:style-name="T345">toets</text:span><text:span text:style-name="T343">, </text:span><text:span text:style-name="T344">C</text:span><text:span text:style-name="T343">ommand-</text:span><text:span text:style-name="T345">toets</text:span><text:span text:style-name="T343">, of </text:span><text:span text:style-name="T344">V</text:span><text:span text:style-name="T343">ergrootglas-toets.</text:span></text:p></text:note-body></text:note></text:span></text:span><text:span text:style-name="Strong_20_Emphasis"><text:span text:style-name="T74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68">geb</text:span></text:span><text:span text:style-name="Strong_20_Emphasis"><text:span text:style-name="T169">r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</text:span></text:span><text:span text:style-name="Strong_20_Emphasis"><text:span text:style-name="T96">bij </text:span></text:span><text:span text:style-name="Strong_20_Emphasis"><text:span text:style-name="T282">Instellingen </text:span></text:span><text:span text:style-name="Strong_20_Emphasis"><text:span text:style-name="T110">rechts o</text:span></text:span><text:span text:style-name="Strong_20_Emphasis"><text:span text:style-name="T85">p </text:span></text:span><text:span text:style-name="Strong_20_Emphasis"><text:span text:style-name="T283">Gebruikers</text:span></text:span><text:span text:style-name="Strong_20_Emphasis"><text:span text:style-name="T108">.</text:span></text:span></text:p>
          </table:table-cell>
        </table:table-row>
        <table:table-row table:style-name="TableLine94410207764896">
          <table:table-cell table:style-name="_33_._5f_Installatie_5f_afronden.A1" office:value-type="string">
            <text:p text:style-name="P44"><text:span text:style-name="Strong_20_Emphasis"><text:span text:style-name="T99"><text:s/></text:span></text:span><text:span text:style-name="Strong_20_Emphasis"><text:span text:style-name="T134"><draw:control text:anchor-type="as-char" draw:z-index="24" draw:name="Vorm28" draw:style-name="gr1" draw:text-style-name="P85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27">Klik links</text:span></text:span><text:span text:style-name="Strong_20_Emphasis"><text:span text:style-name="T149"> </text:span></text:span><text:span text:style-name="Strong_20_Emphasis"><text:span text:style-name="T120">op </text:span></text:span><text:span text:style-name="Strong_20_Emphasis"><text:span text:style-name="T176">Ontgrendelen</text:span></text:span><text:span text:style-name="Strong_20_Emphasis"><text:span text:style-name="T120"> </text:span></text:span><text:span text:style-name="Strong_20_Emphasis"><text:span text:style-name="T119">en daarna op </text:span></text:span><text:span text:style-name="Strong_20_Emphasis"><text:span text:style-name="T275">Gebruik</text:span></text:span><text:span text:style-name="Strong_20_Emphasis"><text:span text:style-name="T276">er</text:span></text:span><text:span text:style-name="Strong_20_Emphasis"><text:span text:style-name="T275"> toevoegen</text:span></text:span><text:span text:style-name="Strong_20_Emphasis"><text:span text:style-name="T119">.</text:span></text:span></text:p>
          </table:table-cell>
        </table:table-row>
        <table:table-row table:style-name="TableLine944102077654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67">Vul in bij <text:span text:style-name="Strong_20_Emphasis">Volledige naam</text:span> <text:span text:style-name="Definition">2</text:span><text:span text:style-name="Definition"><text:span text:style-name="T459">e</text:span></text:span><text:span text:style-name="Definition"> gebruiker</text:span> en bij <text:span text:style-name="Strong_20_Emphasis">Gebruikersnaam</text:span> <text:span text:style-name="Definition">2</text:span><text:span text:style-name="Definition"><text:span text:style-name="T459">e</text:span></text:span><text:span text:style-name="Definition"> gebruikersnaam</text:span>, en klik op <text:span text:style-name="Strong_20_Emphasis">Toevoegen</text:span>.</text:p>
          </table:table-cell>
        </table:table-row>
        <table:table-row table:style-name="TableLine94410207766080">
          <table:table-cell table:style-name="_33_._5f_Installatie_5f_afronden.A1" office:value-type="string">
            <text:p text:style-name="P44"><text:span text:style-name="Strong_20_Emphasis"><text:span text:style-name="T99"><text:s/></text:span></text:span><text:span text:style-name="Strong_20_Emphasis"><text:span text:style-name="T134"><draw:control text:anchor-type="as-char" draw:z-index="53" draw:name="Vorm28_0" draw:style-name="gr1" draw:text-style-name="P85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434">Sluit </text:span></text:span><text:span text:style-name="Strong_20_Emphasis"><text:span text:style-name="T275">Gebruiker toevoegen</text:span></text:span><text:span text:style-name="Strong_20_Emphasis"><text:span text:style-name="T119">.</text:span></text:span></text:p>
          </table:table-cell>
        </table:table-row>
        <table:table-row table:style-name="TableLine944102077666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410207767264">
          <table:table-cell table:style-name="_33_._5f_Installatie_5f_afronden.A1" office:value-type="string">
            <text:p text:style-name="P58"><text:span text:style-name="Strong_20_Emphasis"><text:span text:style-name="T99"><text:s/></text:span></text:span><text:span text:style-name="Strong_20_Emphasis"><text:span text:style-name="T134"><draw:control text:anchor-type="as-char" draw:z-index="48" draw:name="Vorm29_0" draw:style-name="gr1" draw:text-style-name="P85" svg:width="0.35cm" svg:height="0.35cm" draw:control="control49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51">Controleer </text:span></text:span><text:span text:style-name="Strong_20_Emphasis"><text:span text:style-name="T52">of er </text:span></text:span><text:span text:style-name="Strong_20_Emphasis"><text:span text:style-name="T68">extra stuurprogramma's zijn</text:span></text:span><text:span text:style-name="Strong_20_Emphasis"><text:span text:style-name="T52"> </text:span></text:span><text:span text:style-name="Strong_20_Emphasis"><text:span text:style-name="T53">via </text:span></text:span><text:span text:style-name="Strong_20_Emphasis"><text:span text:style-name="T74">een </text:span></text:span><text:span text:style-name="Strong_20_Emphasis"><text:span text:style-name="T103">druk</text:span></text:span><text:span text:style-name="Strong_20_Emphasis"><text:span text:style-name="T74"> op</text:span></text:span><text:span text:style-name="Strong_20_Emphasis"><text:span text:style-name="T87"> de </text:span></text:span><text:span text:style-name="Strong_20_Emphasis"><text:span text:style-name="T222">Super</text:span></text:span><text:span text:style-name="Strong_20_Emphasis"><text:span text:style-name="T87">-toets</text:span></text:span><text:span text:style-name="Strong_20_Emphasis"><text:span text:style-name="T294"><text:note-ref text:note-class="footnote" text:reference-format="text" text:ref-name="ftn7">1</text:note-ref></text:span></text:span><text:span text:style-name="Strong_20_Emphasis"><text:span text:style-name="T74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73">stu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118"> </text:span></text:span><text:span text:style-name="Strong_20_Emphasis"><text:span text:style-name="T174">Ex</text:span></text:span><text:span text:style-name="Strong_20_Emphasis"><text:span text:style-name="T175">tra stuurprogramma's</text:span></text:span><text:span text:style-name="Strong_20_Emphasis"><text:span text:style-name="T74">.</text:span></text:span></text:p>
          </table:table-cell>
        </table:table-row>
        <table:table-row table:style-name="TableLine94410207767856">
          <table:table-cell table:style-name="_33_._5f_Installatie_5f_afronden.A1" office:value-type="string">
            <text:p text:style-name="P60"><text:span text:style-name="Strong_20_Emphasis"><text:span text:style-name="T99"><text:s/></text:span></text:span><text:span text:style-name="Strong_20_Emphasis"><text:span text:style-name="T134"><draw:control text:anchor-type="as-char" draw:z-index="49" draw:name="Vorm29_1" draw:style-name="gr1" draw:text-style-name="P85" svg:width="0.35cm" svg:height="0.35cm" draw:control="control50"/></text:span></text:span></text:p>
          </table:table-cell>
          <table:table-cell table:style-name="_33_._5f_Installatie_5f_afronden.A1" office:value-type="string">
            <text:p text:style-name="P18"><text:span text:style-name="T121">Selecteer </text:span><text:span text:style-name="T122">de gewenste stuurprogramma'</text:span><text:span text:style-name="T123">s</text:span><text:span text:style-name="T122"> en </text:span><text:span text:style-name="T121">klik op </text:span><text:span text:style-name="T177">Wijzigingen doorvoeren</text:span><text:span text:style-name="T121">.</text:span></text:p>
          </table:table-cell>
        </table:table-row>
        <table:table-row table:style-name="TableLine94410207768448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4410207769248">
          <table:table-cell table:style-name="_33_._5f_Installatie_5f_afronden.A1" office:value-type="string">
            <text:p text:style-name="P44"><text:span text:style-name="Strong_20_Emphasis"><text:span text:style-name="T99"><text:s/></text:span></text:span><text:span text:style-name="Strong_20_Emphasis"><text:span text:style-name="T134"><draw:control text:anchor-type="as-char" draw:z-index="25" draw:name="Vorm29" draw:style-name="gr1" draw:text-style-name="P85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51">Controleer </text:span></text:span><text:span text:style-name="Strong_20_Emphasis"><text:span text:style-name="T52">of er updates zijn </text:span></text:span><text:span text:style-name="Strong_20_Emphasis"><text:span text:style-name="T53">via </text:span></text:span><text:span text:style-name="Strong_20_Emphasis"><text:span text:style-name="T74">een </text:span></text:span><text:span text:style-name="Strong_20_Emphasis"><text:span text:style-name="T103">druk</text:span></text:span><text:span text:style-name="Strong_20_Emphasis"><text:span text:style-name="T74"> op</text:span></text:span><text:span text:style-name="Strong_20_Emphasis"><text:span text:style-name="T87"> de </text:span></text:span><text:span text:style-name="Strong_20_Emphasis"><text:span text:style-name="T222">Super</text:span></text:span><text:span text:style-name="Strong_20_Emphasis"><text:span text:style-name="T87">-toets</text:span></text:span><text:span text:style-name="Strong_20_Emphasis"><text:span text:style-name="T294"><text:note-ref text:note-class="footnote" text:reference-format="text" text:ref-name="ftn7">1</text:note-ref></text:span></text:span><text:span text:style-name="Strong_20_Emphasis"><text:span text:style-name="T74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60">upd</text:span></text:span><text:span text:style-name="Strong_20_Emphasis"><text:span text:style-name="T172">a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66">Updatebeheer</text:span></text:span><text:span text:style-name="Strong_20_Emphasis"><text:span text:style-name="T87">.</text:span></text:span></text:p>
          </table:table-cell>
        </table:table-row>
        <table:table-row table:style-name="TableLine94410207770048">
          <table:table-cell table:style-name="_33_._5f_Installatie_5f_afronden.A1" office:value-type="string">
            <text:p text:style-name="P44"><text:span text:style-name="Strong_20_Emphasis"><text:span text:style-name="T99"><text:s/></text:span></text:span><text:span text:style-name="Strong_20_Emphasis"><text:span text:style-name="T134"><draw:control text:anchor-type="as-char" draw:z-index="26" draw:name="Vorm30" draw:style-name="gr1" draw:text-style-name="P85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37"><text:span text:style-name="T336">Als</text:span><text:span text:style-name="T332"> </text:span><text:span text:style-name="T333">er </text:span><text:span text:style-name="T332">updates beschikbaar zijn, k</text:span><text:span text:style-name="T334">lik op </text:span><text:span text:style-name="Strong_20_Emphasis"><text:span text:style-name="T340">Nu installeren</text:span></text:span><text:span text:style-name="T334">.</text:span></text:p>
          </table:table-cell>
        </table:table-row>
        <table:table-row table:style-name="TableLine94410207770848">
          <table:table-cell table:style-name="_33_._5f_Installatie_5f_afronden.A1" office:value-type="string">
            <text:p text:style-name="P44"><text:span text:style-name="Strong_20_Emphasis"><text:span text:style-name="T99"><text:s/></text:span></text:span><text:span text:style-name="Strong_20_Emphasis"><text:span text:style-name="T134"><draw:control text:anchor-type="as-char" draw:z-index="27" draw:name="Vorm31" draw:style-name="gr1" draw:text-style-name="P85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37"><text:span text:style-name="T335">A</text:span>ls <text:span text:style-name="Strong_20_Emphasis"><text:span text:style-name="T331">Updatebeheer </text:span></text:span>hierom vraagt, <text:span text:style-name="T440">h</text:span>erstart <text:span text:style-name="T441">de</text:span> computer <text:span text:style-name="T442">en daarna weer aanmelden als </text:span><text:span text:style-name="Definition"><text:span text:style-name="T8">gebruiker</text:span></text:span>.</text:p>
          </table:table-cell>
        </table:table-row>
        <table:table-row table:style-name="TableLine944102077986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410207798912">
          <table:table-cell table:style-name="_33_._5f_Installatie_5f_afronden.A1" office:value-type="string">
            <text:p text:style-name="P43"><text:span text:style-name="Strong_20_Emphasis"><text:span text:style-name="T99"><text:s/></text:span></text:span><text:span text:style-name="Strong_20_Emphasis"><text:span text:style-name="T134"><draw:control text:anchor-type="as-char" draw:z-index="45" draw:name="Vorm4_1" draw:style-name="gr1" draw:text-style-name="P85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9">Installeer </text:span></text:span><text:span text:style-name="Strong_20_Emphasis"><text:span text:style-name="T117">pakket kz</text:span></text:span><text:span text:style-name="Strong_20_Emphasis"><text:span text:style-name="T99"> </text:span></text:span><text:span text:style-name="Strong_20_Emphasis"><text:span text:style-name="T85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5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71">Terminalvenster</text:span></text:span><text:span text:style-name="Strong_20_Emphasis"><text:span text:style-name="T85"> met toetscombinatie <text:line-break/></text:span></text:span><text:span text:style-name="Strong_20_Emphasis"><text:span text:style-name="T224">Ctrl</text:span></text:span><text:span text:style-name="Strong_20_Emphasis"><text:span text:style-name="T223"> </text:span></text:span><text:span text:style-name="Strong_20_Emphasis"><text:span text:style-name="T224">Alt</text:span></text:span><text:span text:style-name="Strong_20_Emphasis"><text:span text:style-name="T223"> </text:span></text:span><text:span text:style-name="Strong_20_Emphasis"><text:span text:style-name="T224">T</text:span></text:span><text:span text:style-name="Strong_20_Emphasis"><text:span text:style-name="T111">. </text:span></text:span></text:p>
          </table:table-cell>
        </table:table-row>
        <table:table-row table:style-name="TableLine94410207799280">
          <table:table-cell table:style-name="_33_._5f_Installatie_5f_afronden.A1" office:value-type="string">
            <text:p text:style-name="P53"><text:span text:style-name="Strong_20_Emphasis"><text:span text:style-name="T99"><text:s/></text:span></text:span><text:span text:style-name="Strong_20_Emphasis"><text:span text:style-name="T134"><draw:control text:anchor-type="as-char" draw:z-index="47" draw:name="Vorm4_0" draw:style-name="gr1" draw:text-style-name="P85" svg:width="0.35cm" svg:height="0.35cm" draw:control="control48"/></text:span></text:span></text:p>
          </table:table-cell>
          <table:table-cell table:style-name="_33_._5f_Installatie_5f_afronden.A1" office:value-type="string">
            <text:p text:style-name="P57"><text:span text:style-name="T457">Typ</text:span>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6">z</text:span></text:span><text:span text:style-name="Strong_20_Emphasis"><text:span text:style-name="T111">e opdrachten, ieder gevolgd door de </text:span></text:span><text:span text:style-name="Strong_20_Emphasis"><text:span text:style-name="T224">Enter</text:span></text:span><text:span text:style-name="Strong_20_Emphasis"><text:span text:style-name="T85">-toets:<text:line-break/></text:span></text:span><text:span text:style-name="User_20_Entry"><text:span text:style-name="T296">wget karelzimmer.nl/</text:span></text:span><text:span text:style-name="User_20_Entry"><text:span text:style-name="T297">kz</text:span></text:span><text:span text:style-name="User_20_Entry"><text:span text:style-name="T296"><text:line-break/>bash </text:span></text:span><text:span text:style-name="User_20_Entry"><text:span text:style-name="T297">kz</text:span></text:span></text:p>
          </table:table-cell>
        </table:table-row>
        <table:table-row table:style-name="TableLine94410207799952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410207800704">
          <table:table-cell table:style-name="_33_._5f_Installatie_5f_afronden.A1" office:value-type="string">
            <text:p text:style-name="P44"><text:span text:style-name="Strong_20_Emphasis"><text:span text:style-name="T99"><text:s/></text:span></text:span><text:span text:style-name="Strong_20_Emphasis"><text:span text:style-name="T134"><draw:control text:anchor-type="as-char" draw:z-index="28" draw:name="Vorm37" draw:style-name="gr1" draw:text-style-name="P85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92">Rond de</text:span></text:span><text:span text:style-name="Strong_20_Emphasis"><text:span text:style-name="T90"> installatie </text:span></text:span><text:span text:style-name="Strong_20_Emphasis"><text:span text:style-name="T92">af </text:span></text:span><text:span text:style-name="Strong_20_Emphasis"><text:span text:style-name="T85">via </text:span></text:span><text:span text:style-name="Strong_20_Emphasis"><text:span text:style-name="T101">een</text:span></text:span><text:span text:style-name="Strong_20_Emphasis"><text:span text:style-name="T100"> druk</text:span></text:span><text:span text:style-name="Strong_20_Emphasis"><text:span text:style-name="T101"> op</text:span></text:span><text:span text:style-name="Strong_20_Emphasis"><text:span text:style-name="T87"> de </text:span></text:span><text:span text:style-name="Strong_20_Emphasis"><text:span text:style-name="T222">Super</text:span></text:span><text:span text:style-name="Strong_20_Emphasis"><text:span text:style-name="T87">-toets</text:span></text:span><text:span text:style-name="Strong_20_Emphasis"><text:span text:style-name="T294"><text:note-ref text:note-class="footnote" text:reference-format="text" text:ref-name="ftn7">1</text:note-ref></text:span></text:span><text:span text:style-name="Strong_20_Emphasis"><text:span text:style-name="T74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61">men</text:span></text:span><text:span text:style-name="Strong_20_Emphasis"><text:span text:style-name="T166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0">Installatiem</text:span></text:span><text:span text:style-name="Strong_20_Emphasis"><text:span text:style-name="T269">enu</text:span></text:span><text:span text:style-name="Strong_20_Emphasis"><text:span text:style-name="T84">.</text:span></text:span></text:p>
          </table:table-cell>
        </table:table-row>
        <table:table-row table:style-name="TableLine94410207801504">
          <table:table-cell table:style-name="_33_._5f_Installatie_5f_afronden.A1" office:value-type="string">
            <text:p text:style-name="P44"><text:span text:style-name="Strong_20_Emphasis"><text:span text:style-name="T99"><text:s/></text:span></text:span><text:span text:style-name="Strong_20_Emphasis"><text:span text:style-name="T134"><draw:control text:anchor-type="as-char" draw:z-index="29" draw:name="Vorm38" draw:style-name="gr1" draw:text-style-name="P85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81">K</text:span></text:span><text:span text:style-name="Strong_20_Emphasis"><text:span text:style-name="T77">ie</text:span></text:span><text:span text:style-name="Strong_20_Emphasis"><text:span text:style-name="T76">s </text:span></text:span><text:span text:style-name="Strong_20_Emphasis"><text:span text:style-name="T268">3</text:span></text:span><text:span text:style-name="Strong_20_Emphasis"><text:span text:style-name="T236"> </text:span></text:span><text:span text:style-name="Strong_20_Emphasis"><text:span text:style-name="T263">Installatie</text:span></text:span><text:span text:style-name="Strong_20_Emphasis"><text:span text:style-name="T264"> </text:span></text:span><text:span text:style-name="Strong_20_Emphasis"><text:span text:style-name="T265">afron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0">Verder</text:span></text:span><text:span text:style-name="Strong_20_Emphasis"><text:span text:style-name="T98">.</text:span></text:span></text:p>
          </table:table-cell>
        </table:table-row>
        <table:table-row table:style-name="TableLine94410207802304">
          <table:table-cell table:style-name="_33_._5f_Installatie_5f_afronden.A1" office:value-type="string">
            <text:p text:style-name="P44"><text:span text:style-name="Strong_20_Emphasis"><text:span text:style-name="T99"><text:s/></text:span></text:span><text:span text:style-name="Strong_20_Emphasis"><text:span text:style-name="T134"><draw:control text:anchor-type="as-char" draw:z-index="30" draw:name="Vorm39" draw:style-name="gr1" draw:text-style-name="P85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72">Volg de aanwijzingen op het scherm</text:span></text:span><text:span text:style-name="Strong_20_Emphasis"><text:span text:style-name="T72"><text:note text:id="ftn8" text:note-class="footnote"><text:note-citation>2</text:note-citation><text:note-body><text:p text:style-name="P76">De installatie kan nagelopen worden aan de hand van het bestand <text:span text:style-name="T435">/usr/local/etc/</text:span><text:span text:style-name="T351">kz-install-applist</text:span>.</text:p></text:note-body></text:note></text:span></text:span><text:span text:style-name="Strong_20_Emphasis"><text:span text:style-name="T72">.</text:span></text:span></text:p>
          </table:table-cell>
        </table:table-row>
        <table:table-row table:style-name="TableLine94410207803104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410207803904">
          <table:table-cell table:style-name="_33_._5f_Installatie_5f_afronden.A1" office:value-type="string">
            <text:p text:style-name="P62"><text:span text:style-name="Strong_20_Emphasis"><text:span text:style-name="T99"><text:s/></text:span></text:span><text:span text:style-name="Strong_20_Emphasis"><text:span text:style-name="T134"><draw:control text:anchor-type="as-char" draw:z-index="50" draw:name="Vorm36" draw:style-name="gr1" draw:text-style-name="P85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63">Herstart de computer.</text:p>
          </table:table-cell>
        </table:table-row>
      </table:table>
      <text:p text:style-name="P33"><text:span text:style-name="Strong_20_Emphasis"><text:span text:style-name="T18"><text:tab/></text:span></text:span></text:p>
      <text:p text:style-name="P34"><text:span text:style-name="Strong_20_Emphasis"><text:span text:style-name="T98"/></text:span></text:p>
      <text:p text:style-name="P35"><text:span text:style-name="Strong_20_Emphasis"><text:span text:style-name="T72"/></text:span></text:p>
      <text:list xml:id="list111550274440847" text:continue-numbering="true" text:style-name="L1">
        <text:list-item>
          <text:p text:style-name="P82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410207759488">
          <table:table-cell table:style-name="Tabel2.A1" office:value-type="string">
            <text:p text:style-name="P65"><text:span text:style-name="Strong_20_Emphasis"><text:span text:style-name="T99"><text:s/></text:span></text:span><text:span text:style-name="Strong_20_Emphasis"><text:span text:style-name="T134"><draw:control text:anchor-type="as-char" draw:z-index="52" draw:name="Vorm40_1" draw:style-name="gr1" draw:text-style-name="P85" svg:width="0.35cm" svg:height="0.35cm" draw:control="control53"/></text:span></text:span></text:p>
          </table:table-cell>
          <table:table-cell table:style-name="Tabel2.A1" office:value-type="string">
            <text:p text:style-name="P17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47">De nieuwe installatie van Ubuntu versleutelen voor de </text:span></text:span><text:span text:style-name="Strong_20_Emphasis"><text:span text:style-name="T252">veiligheid</text:span></text:span><text:span text:style-name="Strong_20_Emphasis"><text:span text:style-name="T23"> </text:span></text:span><text:span text:style-name="Strong_20_Emphasis"><text:span text:style-name="T284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07">Enter</text:span></text:span><text:span text:style-name="Strong_20_Emphasis"><text:span text:style-name="T65">-toets.</text:span></text:span></text:p>
          </table:table-cell>
        </table:table-row>
        <table:table-row table:style-name="TableLine94410207575472"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16"/>
          </table:table-cell>
        </table:table-row>
        <table:table-row table:style-name="TableLine94410207781776">
          <table:table-cell table:style-name="Tabel2.A1" office:value-type="string">
            <text:p text:style-name="P64"><text:span text:style-name="Strong_20_Emphasis"><text:span text:style-name="T99"><text:s/></text:span></text:span><text:span text:style-name="Strong_20_Emphasis"><text:span text:style-name="T134"><draw:control text:anchor-type="as-char" draw:z-index="51" draw:name="Vorm40_0" draw:style-name="gr1" draw:text-style-name="P85" svg:width="0.35cm" svg:height="0.35cm" draw:control="control52"/></text:span></text:span></text:p>
          </table:table-cell>
          <table:table-cell table:style-name="Tabel2.A1" office:value-type="string">
            <text:p text:style-name="P16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410207782768">
          <table:table-cell table:style-name="Tabel2.A1" office:value-type="string">
            <text:p text:style-name="P45"><text:span text:style-name="Strong_20_Emphasis"><text:span text:style-name="T99"><text:s/></text:span></text:span><text:span text:style-name="Strong_20_Emphasis"><text:span text:style-name="T134"><draw:control text:anchor-type="as-char" draw:z-index="31" draw:name="Vorm40" draw:style-name="gr1" draw:text-style-name="P85" svg:width="0.35cm" svg:height="0.35cm" draw:control="control32"/></text:span></text:span></text:p>
          </table:table-cell>
          <table:table-cell table:style-name="Tabel2.A1" office:value-type="string">
            <text:p text:style-name="P14"><text:span text:style-name="Strong_20_Emphasis"><text:span text:style-name="T91">R</text:span></text:span><text:span text:style-name="Strong_20_Emphasis"><text:span text:style-name="T78">icht </text:span></text:span><text:span text:style-name="Definition"><text:span text:style-name="T9">gebruiker</text:span></text:span><text:span text:style-name="Strong_20_Emphasis"><text:span text:style-name="T73"><text:note text:id="ftn9" text:note-class="footnote"><text:note-citation>1</text:note-citation><text:note-body><text:p text:style-name="P79"><text:span text:style-name="User_20_Entry"><text:span text:style-name="T225">E</text:span></text:span><text:span text:style-name="User_20_Entry"><text:span text:style-name="T231">v</text:span></text:span><text:span text:style-name="User_20_Entry"><text:span text:style-name="T232">en</text:span></text:span><text:span text:style-name="User_20_Entry"><text:span text:style-name="T291">t</text:span></text:span><text:span text:style-name="User_20_Entry"><text:span text:style-name="T292">uele </text:span></text:span><text:span text:style-name="User_20_Entry"><text:span text:style-name="T293">extra gebruikers aanmelden</text:span></text:span><text:span text:style-name="User_20_Entry"><text:span text:style-name="T230">, zoek en start </text:span></text:span><text:span text:style-name="User_20_Entry"><text:span text:style-name="T235">Installatiemenu</text:span></text:span><text:span text:style-name="Strong_20_Emphasis"><text:span text:style-name="T285"> </text:span></text:span><text:span text:style-name="User_20_Entry"><text:span text:style-name="T230">en </text:span></text:span><text:span text:style-name="User_20_Entry"><text:span text:style-name="T229">kies </text:span></text:span><text:span text:style-name="User_20_Entry"><text:span text:style-name="T234">4 </text:span></text:span><text:span text:style-name="User_20_Entry"><text:span text:style-name="T233">Gebruiker inrichten</text:span></text:span><text:span text:style-name="User_20_Entry"><text:span text:style-name="T229">.</text:span></text:span></text:p></text:note-body></text:note></text:span></text:span><text:span text:style-name="Strong_20_Emphasis"><text:span text:style-name="T78"> </text:span></text:span><text:span text:style-name="Strong_20_Emphasis"><text:span text:style-name="T79">in </text:span></text:span><text:span text:style-name="Strong_20_Emphasis"><text:span text:style-name="T85">via </text:span></text:span><text:span text:style-name="Strong_20_Emphasis"><text:span text:style-name="T94">het </text:span></text:span><text:span text:style-name="Strong_20_Emphasis"><text:span text:style-name="T164">Installatiemenu</text:span></text:span><text:span text:style-name="Strong_20_Emphasis"><text:span text:style-name="T285"> </text:span></text:span><text:span text:style-name="Strong_20_Emphasis"><text:span text:style-name="T95">en </text:span></text:span><text:span text:style-name="Strong_20_Emphasis"><text:span text:style-name="T83">keuze</text:span></text:span><text:span text:style-name="Strong_20_Emphasis"><text:span text:style-name="T80"> </text:span></text:span><text:span text:style-name="Strong_20_Emphasis"><text:span text:style-name="T268">4 </text:span></text:span><text:span text:style-name="T280">Gebruiker inrichten</text:span><text:span text:style-name="Strong_20_Emphasis"><text:span text:style-name="T75">.</text:span></text:span></text:p>
          </table:table-cell>
        </table:table-row>
        <table:table-row table:style-name="TableLine94410207714080">
          <table:table-cell table:style-name="Tabel2.A1" office:value-type="string">
            <text:p text:style-name="P45"><text:span text:style-name="Strong_20_Emphasis"><text:span text:style-name="T99"><text:s/></text:span></text:span><text:span text:style-name="Strong_20_Emphasis"><text:span text:style-name="T134"><draw:control text:anchor-type="as-char" draw:z-index="32" draw:name="Vorm41" draw:style-name="gr1" draw:text-style-name="P85" svg:width="0.35cm" svg:height="0.35cm" draw:control="control33"/></text:span></text:span></text:p>
          </table:table-cell>
          <table:table-cell table:style-name="Tabel2.A1" office:value-type="string">
            <text:p text:style-name="P42"><text:span text:style-name="Strong_20_Emphasis"><text:span text:style-name="T434">Volg de aanwijzingen op het scherm</text:span></text:span><text:span text:style-name="Strong_20_Emphasis"><text:span text:style-name="T434"><text:note text:id="ftn10" text:note-class="footnote"><text:note-citation>2</text:note-citation><text:note-body><text:p text:style-name="P75">Het inrichten kan nagelopen worden aan de hand van de bestanden <text:span text:style-name="T463">in </text:span><text:span text:style-name="T464">Persoonlijke </text:span><text:span text:style-name="T463">map -</text:span><text:span text:style-name="T464">&gt; </text:span><text:span text:style-name="T348">kz-s</text:span><text:span text:style-name="T463">etup.</text:span></text:p></text:note-body></text:note></text:span></text:span><text:span text:style-name="Strong_20_Emphasis"><text:span text:style-name="T434">.</text:span></text:span></text:p>
          </table:table-cell>
        </table:table-row>
        <table:table-row table:style-name="TableLine9441020796732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410207967920">
          <table:table-cell table:style-name="Tabel2.A1" office:value-type="string">
            <text:p text:style-name="P45"><text:span text:style-name="Strong_20_Emphasis"><text:span text:style-name="T99"><text:s/></text:span></text:span><text:span text:style-name="Strong_20_Emphasis"><text:span text:style-name="T134"><draw:control text:anchor-type="as-char" draw:z-index="33" draw:name="Vorm44" draw:style-name="gr1" draw:text-style-name="P85" svg:width="0.35cm" svg:height="0.35cm" draw:control="control34"/></text:span></text:span></text:p>
          </table:table-cell>
          <table:table-cell table:style-name="Tabel2.A1" office:value-type="string">
            <text:p text:style-name="P42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47">De nieuwe installatie van Ubuntu versleutelen voor de </text:span></text:span><text:span text:style-name="Strong_20_Emphasis"><text:span text:style-name="T251">veiligheid</text:span></text:span><text:span text:style-name="Strong_20_Emphasis"><text:span text:style-name="T23"> </text:span></text:span><text:span text:style-name="Strong_20_Emphasis"><text:span text:style-name="T284">is aangegeven tijdens de installatie,</text:span></text:span><text:span text:style-name="Strong_20_Emphasis"><text:span text:style-name="T21"> </text:span></text:span><text:span text:style-name="Strong_20_Emphasis"><text:span text:style-name="T36">l</text:span></text:span><text:span text:style-name="Strong_20_Emphasis"><text:span text:style-name="T21">eg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21"> vast in </text:span></text:span><text:span text:style-name="Strong_20_Emphasis"><text:span text:style-name="T55">een</text:span></text:span><text:span text:style-name="Strong_20_Emphasis"><text:span text:style-name="T21"> </text:span></text:span><text:span text:style-name="Strong_20_Emphasis"><text:span text:style-name="T55">w</text:span></text:span><text:span text:style-name="Strong_20_Emphasis"><text:span text:style-name="T56">achtwoordkluis</text:span></text:span><text:span text:style-name="Strong_20_Emphasis"><text:span text:style-name="T21"> </text:span></text:span><text:span text:style-name="Strong_20_Emphasis"><text:span text:style-name="T55">zoals </text:span></text:span><text:span text:style-name="Strong_20_Emphasis"><text:span text:style-name="T178">Bitwarden</text:span></text:span><text:span text:style-name="Strong_20_Emphasis"><text:span text:style-name="T55">, </text:span></text:span><text:span text:style-name="Strong_20_Emphasis"><text:span text:style-name="T64">zie links in de </text:span></text:span><text:span text:style-name="Strong_20_Emphasis"><text:span text:style-name="T131">balk</text:span></text:span><text:span text:style-name="Strong_20_Emphasis"><text:span text:style-name="T64">.</text:span></text:span></text:p>
          </table:table-cell>
        </table:table-row>
        <table:table-row table:style-name="TableLine944102079922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410207992848">
          <table:table-cell table:style-name="Tabel2.A1" office:value-type="string">
            <text:p text:style-name="P45"><text:span text:style-name="Strong_20_Emphasis"><text:span text:style-name="T99"><text:s/></text:span></text:span><text:span text:style-name="Strong_20_Emphasis"><text:span text:style-name="T134"><draw:control text:anchor-type="as-char" draw:z-index="34" draw:name="Vorm45" draw:style-name="gr1" draw:text-style-name="P85" svg:width="0.35cm" svg:height="0.35cm" draw:control="control35"/></text:span></text:span></text:p>
          </table:table-cell>
          <table:table-cell table:style-name="Tabel2.A1" office:value-type="string">
            <text:p text:style-name="P47"><text:span text:style-name="Strong_20_Emphasis"><text:span text:style-name="T260">Maak een </text:span></text:span><text:span text:style-name="Strong_20_Emphasis"><text:span text:style-name="T262">back-up</text:span></text:span><text:span text:style-name="Strong_20_Emphasis"><text:span text:style-name="T260"> </text:span></text:span><text:span text:style-name="Strong_20_Emphasis"><text:span text:style-name="T259">via</text:span></text:span><text:span text:style-name="Strong_20_Emphasis"><text:span text:style-name="T85"> </text:span></text:span><text:span text:style-name="Strong_20_Emphasis"><text:span text:style-name="T74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22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3">men</text:span></text:span><text:span text:style-name="Strong_20_Emphasis"><text:span text:style-name="T167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0">Installatie</text:span></text:span><text:span text:style-name="Strong_20_Emphasis"><text:span text:style-name="T271">m</text:span></text:span><text:span text:style-name="Strong_20_Emphasis"><text:span text:style-name="T269">enu</text:span></text:span><text:span text:style-name="Strong_20_Emphasis"><text:span text:style-name="T84">.</text:span></text:span></text:p>
          </table:table-cell>
        </table:table-row>
        <table:table-row table:style-name="TableLine94410207993440">
          <table:table-cell table:style-name="Tabel2.A1" office:value-type="string">
            <text:p text:style-name="P45"><text:span text:style-name="Strong_20_Emphasis"><text:span text:style-name="T99"><text:s/></text:span></text:span><text:span text:style-name="Strong_20_Emphasis"><text:span text:style-name="T134"><draw:control text:anchor-type="as-char" draw:z-index="35" draw:name="Vorm46" draw:style-name="gr1" draw:text-style-name="P85" svg:width="0.35cm" svg:height="0.35cm" draw:control="control36"/></text:span></text:span></text:p>
          </table:table-cell>
          <table:table-cell table:style-name="Tabel2.A1" office:value-type="string">
            <text:p text:style-name="P42"><text:span text:style-name="Strong_20_Emphasis"><text:span text:style-name="T288">K</text:span></text:span><text:span text:style-name="Strong_20_Emphasis"><text:span text:style-name="T260">ies</text:span></text:span><text:span text:style-name="Strong_20_Emphasis"><text:span text:style-name="T259"> </text:span></text:span><text:span text:style-name="Strong_20_Emphasis"><text:span text:style-name="T277">5</text:span></text:span><text:span text:style-name="Strong_20_Emphasis"><text:span text:style-name="T258"> </text:span></text:span><text:span text:style-name="T277">Opdrachtenmenu</text:span><text:span text:style-name="T260">, </text:span><text:span text:style-name="T290">kies</text:span><text:span text:style-name="T260"> </text:span><text:span text:style-name="T278">1 </text:span><text:span text:style-name="T281">Back-up</text:span><text:span text:style-name="T278"> </text:span><text:span text:style-name="T281">maken</text:span><text:span text:style-name="T258">,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0">Verder</text:span></text:span><text:span text:style-name="Strong_20_Emphasis"><text:span text:style-name="T98">.</text:span></text:span></text:p>
          </table:table-cell>
        </table:table-row>
        <table:table-row table:style-name="TableLine94410207987248">
          <table:table-cell table:style-name="Tabel2.A1" office:value-type="string">
            <text:p text:style-name="P45"><text:span text:style-name="Strong_20_Emphasis"><text:span text:style-name="T99"><text:s/></text:span></text:span><text:span text:style-name="Strong_20_Emphasis"><text:span text:style-name="T134"><draw:control text:anchor-type="as-char" draw:z-index="36" draw:name="Vorm47" draw:style-name="gr1" draw:text-style-name="P85" svg:width="0.35cm" svg:height="0.35cm" draw:control="control37"/></text:span></text:span></text:p>
          </table:table-cell>
          <table:table-cell table:style-name="Tabel2.A1" office:value-type="string">
            <text:p text:style-name="P42"><text:span text:style-name="Strong_20_Emphasis"><text:span text:style-name="T257">Volg de aanwijzingen op het scherm.</text:span></text:span></text:p>
          </table:table-cell>
        </table:table-row>
        <table:table-row table:style-name="TableLine9441020798784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410207988432">
          <table:table-cell table:style-name="Tabel2.A1" office:value-type="string">
            <text:p text:style-name="P45"><text:span text:style-name="Strong_20_Emphasis"><text:span text:style-name="T99"><text:s/></text:span></text:span><text:span text:style-name="Strong_20_Emphasis"><text:span text:style-name="T134"><draw:control text:anchor-type="as-char" draw:z-index="37" draw:name="Vorm48" draw:style-name="gr1" draw:text-style-name="P85" svg:width="0.35cm" svg:height="0.35cm" draw:control="control38"/></text:span></text:span></text:p>
          </table:table-cell>
          <table:table-cell table:style-name="Tabel2.A1" office:value-type="string">
            <text:p text:style-name="P49"><text:span text:style-name="Strong_20_Emphasis"><text:span text:style-name="T287">Plan automatische </text:span></text:span><text:span text:style-name="Strong_20_Emphasis"><text:span text:style-name="T289">reservekopieën</text:span></text:span><text:span text:style-name="Strong_20_Emphasis"><text:span text:style-name="T260"> </text:span></text:span><text:span text:style-name="Strong_20_Emphasis"><text:span text:style-name="T261">in </text:span></text:span><text:span text:style-name="Strong_20_Emphasis"><text:span text:style-name="T259">via</text:span></text:span><text:span text:style-name="Strong_20_Emphasis"><text:span text:style-name="T85"> </text:span></text:span><text:span text:style-name="Strong_20_Emphasis"><text:span text:style-name="T74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22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5">res</text:span></text:span><text:span text:style-name="Strong_20_Emphasis"><text:span text:style-name="T172">e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9">lik op </text:span></text:span><text:span text:style-name="Strong_20_Emphasis"><text:span text:style-name="T109">het </text:span></text:span><text:span text:style-name="Strong_20_Emphasis"><text:span text:style-name="T85">pictogram </text:span></text:span><text:span text:style-name="Strong_20_Emphasis"><text:span text:style-name="T109">van</text:span></text:span><text:span text:style-name="Strong_20_Emphasis"><text:span text:style-name="T89"> </text:span></text:span><text:span text:style-name="Strong_20_Emphasis"><text:span text:style-name="T272">Reservekopieën</text:span></text:span><text:span text:style-name="Strong_20_Emphasis"><text:span text:style-name="T84">.</text:span></text:span></text:p>
          </table:table-cell>
        </table:table-row>
        <table:table-row table:style-name="TableLine94410207984800">
          <table:table-cell table:style-name="Tabel2.A1" office:value-type="string">
            <text:p text:style-name="P45"><text:span text:style-name="Strong_20_Emphasis"><text:span text:style-name="T99"><text:s/></text:span></text:span><text:span text:style-name="Strong_20_Emphasis"><text:span text:style-name="T134"><draw:control text:anchor-type="as-char" draw:z-index="38" draw:name="Vorm49" draw:style-name="gr1" draw:text-style-name="P85" svg:width="0.35cm" svg:height="0.35cm" draw:control="control39"/></text:span></text:span></text:p>
          </table:table-cell>
          <table:table-cell table:style-name="Tabel2.A1" office:value-type="string">
            <text:p text:style-name="P42"><text:span text:style-name="Strong_20_Emphasis"><text:span text:style-name="T257">Volg de aanwijzingen op het scherm.</text:span></text:span></text:p>
          </table:table-cell>
        </table:table-row>
      </table:table>
      <text:p text:style-name="P13"><text:span text:style-name="Strong_20_Emphasis"><text:span text:style-name="T75"/></text:span></text:p>
      <text:p text:style-name="P41"/>
      <text:p text:style-name="P61"><text:span text:style-name="T309">E</text:span><text:span text:style-name="T310">inde c</text:span><text:span text:style-name="T304">hecklist, </text:span><text:span text:style-name="T311">d</text:span><text:span text:style-name="T304">e installatie van </text:span><text:span text:style-name="T304"><text:reference-ref text:reference-format="text" text:ref-name="Distributie">Ubuntu</text:reference-ref></text:span><text:span text:style-name="T304"><text:s/></text:span><text:span text:style-name="T305"><text:reference-ref text:reference-format="text" text:ref-name="Versie">20.04</text:reference-ref></text:span><text:span text:style-name="T187"><text:s/></text:span><text:span text:style-name="T188">LTS</text:span><text:span text:style-name="T189"> </text:span><text:span text:style-name="T304"><text:reference-ref text:reference-format="text" text:ref-name="Editie">desktop</text:reference-ref></text:span><text:span text:style-name="T304"><text:s/>is voltooid.</text:span></text:p>
      <text:p text:style-name="P23"/>
      <text:p text:style-name="P6"><text:span text:style-name="T126">Geschreven</text:span><text:span text:style-name="T54"> door Karel Zimmer &lt;</text:span><text:a xlink:type="simple" xlink:href="mailto:info@karelzimmer.nl" text:style-name="Internet_20_link" text:visited-style-name="Visited_20_Internet_20_Link">info@karelzimmer.nl</text:a><text:span text:style-name="T54">&gt;</text:span><text:span text:style-name="T5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12T11:15:48.852340132">12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2T11:15:48.763164392</dc:date>
    <meta:keyword>Installatie</meta:keyword>
    <meta:keyword>Checklist</meta:keyword>
    <meta:keyword>Linux</meta:keyword>
    <meta:editing-cycles>6255</meta:editing-cycles>
    <meta:editing-duration>P11DT35M57S</meta:editing-duration>
    <meta:print-date>2021-03-23T20:07:57.967210640</meta:print-date>
    <dc:creator>Karel Zimmer</dc:creator>
    <meta:document-statistic meta:table-count="4" meta:image-count="0" meta:object-count="0" meta:page-count="4" meta:paragraph-count="131" meta:word-count="1010" meta:character-count="6886" meta:non-whitespace-character-count="5879"/>
    <meta:user-defined meta:name="Info 1"/>
    <meta:user-defined meta:name="Info 2"/>
    <meta:user-defined meta:name="Info 3"/>
    <meta:user-defined meta:name="Info 4"/>
  </office:meta>
</office:document-meta>
</file>